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33.39pt"/>
    </style:style>
    <style:style style:name="co10" style:family="table-column">
      <style:table-column-properties fo:break-before="auto" style:column-width="16.44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121913213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und_epochs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uroc</text:p>
          </table:table-cell>
          <table:table-cell office:value-type="string" calcext:value-type="string">
            <text:p>val_f1K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f1K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0reg</text:p>
          </table:table-cell>
          <table:table-cell office:value-type="string" calcext:value-type="string">
            <text:p>l0nn</text:p>
          </table:table-cell>
          <table:table-cell office:value-type="string" calcext:value-type="string">
            <text:p>l0act</text:p>
          </table:table-cell>
          <table:table-cell office:value-type="string" calcext:value-type="string">
            <text:p>l1reg</text:p>
          </table:table-cell>
          <table:table-cell office:value-type="string" calcext:value-type="string">
            <text:p>l1nn</text:p>
          </table:table-cell>
          <table:table-cell office:value-type="string" calcext:value-type="string">
            <text:p>l2reg</text:p>
          </table:table-cell>
          <table:table-cell office:value-type="string" calcext:value-type="string">
            <text:p>l1act</text:p>
          </table:table-cell>
          <table:table-cell office:value-type="string" calcext:value-type="string">
            <text:p>l2act</text:p>
          </table:table-cell>
          <table:table-cell office:value-type="string" calcext:value-type="string">
            <text:p>l2nn</text:p>
          </table:table-cell>
          <table:table-cell office:value-type="string" calcext:value-type="string">
            <text:p>l3act</text:p>
          </table:table-cell>
          <table:table-cell office:value-type="string" calcext:value-type="string">
            <text:p>l3nn</text:p>
          </table:table-cell>
          <table:table-cell office:value-type="string" calcext:value-type="string">
            <text:p>l3reg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268164" calcext:value-type="float">
            <text:p>0.91268164</text:p>
          </table:table-cell>
          <table:table-cell office:value-type="float" office:value="0.81525004" calcext:value-type="float">
            <text:p>0.81525004</text:p>
          </table:table-cell>
          <table:table-cell office:value-type="float" office:value="0.27973685597649" calcext:value-type="float">
            <text:p>0.27973685597649</text:p>
          </table:table-cell>
          <table:table-cell office:value-type="float" office:value="0.81495476" calcext:value-type="float">
            <text:p>0.81495476</text:p>
          </table:table-cell>
          <table:table-cell office:value-type="float" office:value="0.95156085" calcext:value-type="float">
            <text:p>0.95156085</text:p>
          </table:table-cell>
          <table:table-cell office:value-type="float" office:value="0.9191622" calcext:value-type="float">
            <text:p>0.9191622</text:p>
          </table:table-cell>
          <table:table-cell office:value-type="float" office:value="0.261147716718188" calcext:value-type="float">
            <text:p>0.261147716718188</text:p>
          </table:table-cell>
          <table:table-cell office:value-type="float" office:value="0.9558149" calcext:value-type="float">
            <text:p>0.955814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73976" calcext:value-type="float">
            <text:p>0.9073976</text:p>
          </table:table-cell>
          <table:table-cell office:value-type="float" office:value="0.8242452" calcext:value-type="float">
            <text:p>0.8242452</text:p>
          </table:table-cell>
          <table:table-cell office:value-type="float" office:value="0.278420161815112" calcext:value-type="float">
            <text:p>0.278420161815112</text:p>
          </table:table-cell>
          <table:table-cell office:value-type="float" office:value="0.8121279" calcext:value-type="float">
            <text:p>0.8121279</text:p>
          </table:table-cell>
          <table:table-cell office:value-type="float" office:value="0.94792414" calcext:value-type="float">
            <text:p>0.94792414</text:p>
          </table:table-cell>
          <table:table-cell office:value-type="float" office:value="0.92097366" calcext:value-type="float">
            <text:p>0.92097366</text:p>
          </table:table-cell>
          <table:table-cell office:value-type="float" office:value="0.256825532212731" calcext:value-type="float">
            <text:p>0.256825532212731</text:p>
          </table:table-cell>
          <table:table-cell office:value-type="float" office:value="0.95658696" calcext:value-type="float">
            <text:p>0.956586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175693" calcext:value-type="float">
            <text:p>0.91175693</text:p>
          </table:table-cell>
          <table:table-cell office:value-type="float" office:value="0.8248303" calcext:value-type="float">
            <text:p>0.8248303</text:p>
          </table:table-cell>
          <table:table-cell office:value-type="float" office:value="0.277458053028095" calcext:value-type="float">
            <text:p>0.277458053028095</text:p>
          </table:table-cell>
          <table:table-cell office:value-type="float" office:value="0.81059355" calcext:value-type="float">
            <text:p>0.81059355</text:p>
          </table:table-cell>
          <table:table-cell office:value-type="float" office:value="0.95083725" calcext:value-type="float">
            <text:p>0.95083725</text:p>
          </table:table-cell>
          <table:table-cell office:value-type="float" office:value="0.9221625" calcext:value-type="float">
            <text:p>0.9221625</text:p>
          </table:table-cell>
          <table:table-cell office:value-type="float" office:value="0.254887455023621" calcext:value-type="float">
            <text:p>0.254887455023621</text:p>
          </table:table-cell>
          <table:table-cell office:value-type="float" office:value="0.95720756" calcext:value-type="float">
            <text:p>0.9572075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95641" calcext:value-type="float">
            <text:p>0.8895641</text:p>
          </table:table-cell>
          <table:table-cell office:value-type="float" office:value="0.7861175" calcext:value-type="float">
            <text:p>0.7861175</text:p>
          </table:table-cell>
          <table:table-cell office:value-type="float" office:value="0.361721255229675" calcext:value-type="float">
            <text:p>0.361721255229675</text:p>
          </table:table-cell>
          <table:table-cell office:value-type="float" office:value="0.8069524" calcext:value-type="float">
            <text:p>0.8069524</text:p>
          </table:table-cell>
          <table:table-cell office:value-type="float" office:value="0.9411793" calcext:value-type="float">
            <text:p>0.9411793</text:p>
          </table:table-cell>
          <table:table-cell office:value-type="float" office:value="0.91463345" calcext:value-type="float">
            <text:p>0.91463345</text:p>
          </table:table-cell>
          <table:table-cell office:value-type="float" office:value="0.326265961901851" calcext:value-type="float">
            <text:p>0.326265961901851</text:p>
          </table:table-cell>
          <table:table-cell office:value-type="float" office:value="0.9532825" calcext:value-type="float">
            <text:p>0.95328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21003" calcext:value-type="float">
            <text:p>0.91321003</text:p>
          </table:table-cell>
          <table:table-cell office:value-type="float" office:value="0.8163917" calcext:value-type="float">
            <text:p>0.8163917</text:p>
          </table:table-cell>
          <table:table-cell office:value-type="float" office:value="0.275795644053222" calcext:value-type="float">
            <text:p>0.275795644053222</text:p>
          </table:table-cell>
          <table:table-cell office:value-type="float" office:value="0.80666524" calcext:value-type="float">
            <text:p>0.80666524</text:p>
          </table:table-cell>
          <table:table-cell office:value-type="float" office:value="0.9532143" calcext:value-type="float">
            <text:p>0.9532143</text:p>
          </table:table-cell>
          <table:table-cell office:value-type="float" office:value="0.92001134" calcext:value-type="float">
            <text:p>0.92001134</text:p>
          </table:table-cell>
          <table:table-cell office:value-type="float" office:value="0.258588050234564" calcext:value-type="float">
            <text:p>0.258588050234564</text:p>
          </table:table-cell>
          <table:table-cell office:value-type="float" office:value="0.9562381" calcext:value-type="float">
            <text:p>0.95623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175693" calcext:value-type="float">
            <text:p>0.91175693</text:p>
          </table:table-cell>
          <table:table-cell office:value-type="float" office:value="0.80749536" calcext:value-type="float">
            <text:p>0.80749536</text:p>
          </table:table-cell>
          <table:table-cell office:value-type="float" office:value="0.278476635090111" calcext:value-type="float">
            <text:p>0.278476635090111</text:p>
          </table:table-cell>
          <table:table-cell office:value-type="float" office:value="0.8066082" calcext:value-type="float">
            <text:p>0.8066082</text:p>
          </table:table-cell>
          <table:table-cell office:value-type="float" office:value="0.94950664" calcext:value-type="float">
            <text:p>0.94950664</text:p>
          </table:table-cell>
          <table:table-cell office:value-type="float" office:value="0.91803" calcext:value-type="float">
            <text:p>0.91803</text:p>
          </table:table-cell>
          <table:table-cell office:value-type="float" office:value="0.265618610075874" calcext:value-type="float">
            <text:p>0.265618610075874</text:p>
          </table:table-cell>
          <table:table-cell office:value-type="float" office:value="0.95519364" calcext:value-type="float">
            <text:p>0.955193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42668" calcext:value-type="float">
            <text:p>0.9142668</text:p>
          </table:table-cell>
          <table:table-cell office:value-type="float" office:value="0.80506533" calcext:value-type="float">
            <text:p>0.80506533</text:p>
          </table:table-cell>
          <table:table-cell office:value-type="float" office:value="0.321368786035157" calcext:value-type="float">
            <text:p>0.321368786035157</text:p>
          </table:table-cell>
          <table:table-cell office:value-type="float" office:value="0.80646807" calcext:value-type="float">
            <text:p>0.80646807</text:p>
          </table:table-cell>
          <table:table-cell office:value-type="float" office:value="0.95318073" calcext:value-type="float">
            <text:p>0.95318073</text:p>
          </table:table-cell>
          <table:table-cell office:value-type="float" office:value="0.91887915" calcext:value-type="float">
            <text:p>0.91887915</text:p>
          </table:table-cell>
          <table:table-cell office:value-type="float" office:value="0.30457369911917" calcext:value-type="float">
            <text:p>0.30457369911917</text:p>
          </table:table-cell>
          <table:table-cell office:value-type="float" office:value="0.9555562" calcext:value-type="float">
            <text:p>0.955556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60635" calcext:value-type="float">
            <text:p>0.91360635</text:p>
          </table:table-cell>
          <table:table-cell office:value-type="float" office:value="0.7999795" calcext:value-type="float">
            <text:p>0.7999795</text:p>
          </table:table-cell>
          <table:table-cell office:value-type="float" office:value="0.527198987482718" calcext:value-type="float">
            <text:p>0.527198987482718</text:p>
          </table:table-cell>
          <table:table-cell office:value-type="float" office:value="0.80628407" calcext:value-type="float">
            <text:p>0.80628407</text:p>
          </table:table-cell>
          <table:table-cell office:value-type="float" office:value="0.9536153" calcext:value-type="float">
            <text:p>0.9536153</text:p>
          </table:table-cell>
          <table:table-cell office:value-type="float" office:value="0.9155392" calcext:value-type="float">
            <text:p>0.9155392</text:p>
          </table:table-cell>
          <table:table-cell office:value-type="float" office:value="0.451594447662768" calcext:value-type="float">
            <text:p>0.451594447662768</text:p>
          </table:table-cell>
          <table:table-cell office:value-type="float" office:value="0.95386285" calcext:value-type="float">
            <text:p>0.9538628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28137" calcext:value-type="float">
            <text:p>0.9128137</text:p>
          </table:table-cell>
          <table:table-cell office:value-type="float" office:value="0.8015191" calcext:value-type="float">
            <text:p>0.8015191</text:p>
          </table:table-cell>
          <table:table-cell office:value-type="float" office:value="0.324622375017113" calcext:value-type="float">
            <text:p>0.324622375017113</text:p>
          </table:table-cell>
          <table:table-cell office:value-type="float" office:value="0.80550325" calcext:value-type="float">
            <text:p>0.80550325</text:p>
          </table:table-cell>
          <table:table-cell office:value-type="float" office:value="0.9536982" calcext:value-type="float">
            <text:p>0.9536982</text:p>
          </table:table-cell>
          <table:table-cell office:value-type="float" office:value="0.9161619" calcext:value-type="float">
            <text:p>0.9161619</text:p>
          </table:table-cell>
          <table:table-cell office:value-type="float" office:value="0.298616795243098" calcext:value-type="float">
            <text:p>0.298616795243098</text:p>
          </table:table-cell>
          <table:table-cell office:value-type="float" office:value="0.9541926" calcext:value-type="float">
            <text:p>0.954192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505945" calcext:value-type="float">
            <text:p>0.91505945</text:p>
          </table:table-cell>
          <table:table-cell office:value-type="float" office:value="0.8085616" calcext:value-type="float">
            <text:p>0.8085616</text:p>
          </table:table-cell>
          <table:table-cell office:value-type="float" office:value="0.299806834153014" calcext:value-type="float">
            <text:p>0.299806834153014</text:p>
          </table:table-cell>
          <table:table-cell office:value-type="float" office:value="0.8046103" calcext:value-type="float">
            <text:p>0.8046103</text:p>
          </table:table-cell>
          <table:table-cell office:value-type="float" office:value="0.9538341" calcext:value-type="float">
            <text:p>0.9538341</text:p>
          </table:table-cell>
          <table:table-cell office:value-type="float" office:value="0.92069066" calcext:value-type="float">
            <text:p>0.92069066</text:p>
          </table:table-cell>
          <table:table-cell office:value-type="float" office:value="0.283266883854855" calcext:value-type="float">
            <text:p>0.283266883854855</text:p>
          </table:table-cell>
          <table:table-cell office:value-type="float" office:value="0.95648926" calcext:value-type="float">
            <text:p>0.9564892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215324" calcext:value-type="float">
            <text:p>0.91215324</text:p>
          </table:table-cell>
          <table:table-cell office:value-type="float" office:value="0.80087787" calcext:value-type="float">
            <text:p>0.80087787</text:p>
          </table:table-cell>
          <table:table-cell office:value-type="float" office:value="0.292412061199959" calcext:value-type="float">
            <text:p>0.292412061199959</text:p>
          </table:table-cell>
          <table:table-cell office:value-type="float" office:value="0.80353403" calcext:value-type="float">
            <text:p>0.80353403</text:p>
          </table:table-cell>
          <table:table-cell office:value-type="float" office:value="0.9515517" calcext:value-type="float">
            <text:p>0.9515517</text:p>
          </table:table-cell>
          <table:table-cell office:value-type="float" office:value="0.92114353" calcext:value-type="float">
            <text:p>0.92114353</text:p>
          </table:table-cell>
          <table:table-cell office:value-type="float" office:value="0.267045251845875" calcext:value-type="float">
            <text:p>0.267045251845875</text:p>
          </table:table-cell>
          <table:table-cell office:value-type="float" office:value="0.9568334" calcext:value-type="float">
            <text:p>0.956833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04359" calcext:value-type="float">
            <text:p>0.9104359</text:p>
          </table:table-cell>
          <table:table-cell office:value-type="float" office:value="0.82657945" calcext:value-type="float">
            <text:p>0.82657945</text:p>
          </table:table-cell>
          <table:table-cell office:value-type="float" office:value="0.280517436947816" calcext:value-type="float">
            <text:p>0.280517436947816</text:p>
          </table:table-cell>
          <table:table-cell office:value-type="float" office:value="0.8027065" calcext:value-type="float">
            <text:p>0.8027065</text:p>
          </table:table-cell>
          <table:table-cell office:value-type="float" office:value="0.94926125" calcext:value-type="float">
            <text:p>0.94926125</text:p>
          </table:table-cell>
          <table:table-cell office:value-type="float" office:value="0.9223323" calcext:value-type="float">
            <text:p>0.9223323</text:p>
          </table:table-cell>
          <table:table-cell office:value-type="float" office:value="0.255129143907806" calcext:value-type="float">
            <text:p>0.255129143907806</text:p>
          </table:table-cell>
          <table:table-cell office:value-type="float" office:value="0.95741963" calcext:value-type="float">
            <text:p>0.9574196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611624" calcext:value-type="float">
            <text:p>0.91611624</text:p>
          </table:table-cell>
          <table:table-cell office:value-type="float" office:value="0.8050447" calcext:value-type="float">
            <text:p>0.8050447</text:p>
          </table:table-cell>
          <table:table-cell office:value-type="float" office:value="0.279876080832519" calcext:value-type="float">
            <text:p>0.279876080832519</text:p>
          </table:table-cell>
          <table:table-cell office:value-type="float" office:value="0.80222404" calcext:value-type="float">
            <text:p>0.80222404</text:p>
          </table:table-cell>
          <table:table-cell office:value-type="float" office:value="0.9547422" calcext:value-type="float">
            <text:p>0.9547422</text:p>
          </table:table-cell>
          <table:table-cell office:value-type="float" office:value="0.92142653" calcext:value-type="float">
            <text:p>0.92142653</text:p>
          </table:table-cell>
          <table:table-cell office:value-type="float" office:value="0.270448914355001" calcext:value-type="float">
            <text:p>0.270448914355001</text:p>
          </table:table-cell>
          <table:table-cell office:value-type="float" office:value="0.95688945" calcext:value-type="float">
            <text:p>0.9568894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767506" calcext:value-type="float">
            <text:p>0.87767506</text:p>
          </table:table-cell>
          <table:table-cell office:value-type="float" office:value="0.79648906" calcext:value-type="float">
            <text:p>0.79648906</text:p>
          </table:table-cell>
          <table:table-cell office:value-type="float" office:value="0.374394110045943" calcext:value-type="float">
            <text:p>0.374394110045943</text:p>
          </table:table-cell>
          <table:table-cell office:value-type="float" office:value="0.7987834" calcext:value-type="float">
            <text:p>0.7987834</text:p>
          </table:table-cell>
          <table:table-cell office:value-type="float" office:value="0.9286609" calcext:value-type="float">
            <text:p>0.9286609</text:p>
          </table:table-cell>
          <table:table-cell office:value-type="float" office:value="0.9156524" calcext:value-type="float">
            <text:p>0.9156524</text:p>
          </table:table-cell>
          <table:table-cell office:value-type="float" office:value="0.33587782955055" calcext:value-type="float">
            <text:p>0.33587782955055</text:p>
          </table:table-cell>
          <table:table-cell office:value-type="float" office:value="0.95387596" calcext:value-type="float">
            <text:p>0.953875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79646444" calcext:value-type="float">
            <text:p>0.79646444</text:p>
          </table:table-cell>
          <table:table-cell office:value-type="float" office:value="0.327359648409104" calcext:value-type="float">
            <text:p>0.327359648409104</text:p>
          </table:table-cell>
          <table:table-cell office:value-type="float" office:value="0.79854" calcext:value-type="float">
            <text:p>0.79854</text:p>
          </table:table-cell>
          <table:table-cell office:value-type="float" office:value="0.9298666" calcext:value-type="float">
            <text:p>0.9298666</text:p>
          </table:table-cell>
          <table:table-cell office:value-type="float" office:value="0.9173507" calcext:value-type="float">
            <text:p>0.9173507</text:p>
          </table:table-cell>
          <table:table-cell office:value-type="float" office:value="0.29208725798815" calcext:value-type="float">
            <text:p>0.29208725798815</text:p>
          </table:table-cell>
          <table:table-cell office:value-type="float" office:value="0.9546633" calcext:value-type="float">
            <text:p>0.954663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47426" calcext:value-type="float">
            <text:p>0.91347426</text:p>
          </table:table-cell>
          <table:table-cell office:value-type="float" office:value="0.78321064" calcext:value-type="float">
            <text:p>0.78321064</text:p>
          </table:table-cell>
          <table:table-cell office:value-type="float" office:value="0.326461253306352" calcext:value-type="float">
            <text:p>0.326461253306352</text:p>
          </table:table-cell>
          <table:table-cell office:value-type="float" office:value="0.7981359" calcext:value-type="float">
            <text:p>0.7981359</text:p>
          </table:table-cell>
          <table:table-cell office:value-type="float" office:value="0.9517866" calcext:value-type="float">
            <text:p>0.9517866</text:p>
          </table:table-cell>
          <table:table-cell office:value-type="float" office:value="0.9185961" calcext:value-type="float">
            <text:p>0.9185961</text:p>
          </table:table-cell>
          <table:table-cell office:value-type="float" office:value="0.309014651632295" calcext:value-type="float">
            <text:p>0.309014651632295</text:p>
          </table:table-cell>
          <table:table-cell office:value-type="float" office:value="0.955408" calcext:value-type="float">
            <text:p>0.95540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8705" calcext:value-type="float">
            <text:p>0.9138705</text:p>
          </table:table-cell>
          <table:table-cell office:value-type="float" office:value="0.80639535" calcext:value-type="float">
            <text:p>0.80639535</text:p>
          </table:table-cell>
          <table:table-cell office:value-type="float" office:value="0.32422207748638" calcext:value-type="float">
            <text:p>0.32422207748638</text:p>
          </table:table-cell>
          <table:table-cell office:value-type="float" office:value="0.7979859" calcext:value-type="float">
            <text:p>0.7979859</text:p>
          </table:table-cell>
          <table:table-cell office:value-type="float" office:value="0.95364857" calcext:value-type="float">
            <text:p>0.95364857</text:p>
          </table:table-cell>
          <table:table-cell office:value-type="float" office:value="0.91967165" calcext:value-type="float">
            <text:p>0.91967165</text:p>
          </table:table-cell>
          <table:table-cell office:value-type="float" office:value="0.293362600756812" calcext:value-type="float">
            <text:p>0.293362600756812</text:p>
          </table:table-cell>
          <table:table-cell office:value-type="float" office:value="0.9560039" calcext:value-type="float">
            <text:p>0.956003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62483" calcext:value-type="float">
            <text:p>0.9162483</text:p>
          </table:table-cell>
          <table:table-cell office:value-type="float" office:value="0.8039564" calcext:value-type="float">
            <text:p>0.8039564</text:p>
          </table:table-cell>
          <table:table-cell office:value-type="float" office:value="0.304414676765627" calcext:value-type="float">
            <text:p>0.304414676765627</text:p>
          </table:table-cell>
          <table:table-cell office:value-type="float" office:value="0.79639703" calcext:value-type="float">
            <text:p>0.79639703</text:p>
          </table:table-cell>
          <table:table-cell office:value-type="float" office:value="0.95483184" calcext:value-type="float">
            <text:p>0.95483184</text:p>
          </table:table-cell>
          <table:table-cell office:value-type="float" office:value="0.9212567" calcext:value-type="float">
            <text:p>0.9212567</text:p>
          </table:table-cell>
          <table:table-cell office:value-type="float" office:value="0.28478480031107" calcext:value-type="float">
            <text:p>0.28478480031107</text:p>
          </table:table-cell>
          <table:table-cell office:value-type="float" office:value="0.9568006" calcext:value-type="float">
            <text:p>0.95680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924704" calcext:value-type="float">
            <text:p>0.90924704</text:p>
          </table:table-cell>
          <table:table-cell office:value-type="float" office:value="0.7874373" calcext:value-type="float">
            <text:p>0.7874373</text:p>
          </table:table-cell>
          <table:table-cell office:value-type="float" office:value="0.459136386449932" calcext:value-type="float">
            <text:p>0.459136386449932</text:p>
          </table:table-cell>
          <table:table-cell office:value-type="float" office:value="0.793182" calcext:value-type="float">
            <text:p>0.793182</text:p>
          </table:table-cell>
          <table:table-cell office:value-type="float" office:value="0.948037" calcext:value-type="float">
            <text:p>0.948037</text:p>
          </table:table-cell>
          <table:table-cell office:value-type="float" office:value="0.91480327" calcext:value-type="float">
            <text:p>0.91480327</text:p>
          </table:table-cell>
          <table:table-cell office:value-type="float" office:value="0.445456047284849" calcext:value-type="float">
            <text:p>0.445456047284849</text:p>
          </table:table-cell>
          <table:table-cell office:value-type="float" office:value="0.95335144" calcext:value-type="float">
            <text:p>0.9533514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7384" calcext:value-type="float">
            <text:p>0.9137384</text:p>
          </table:table-cell>
          <table:table-cell office:value-type="float" office:value="0.7856308" calcext:value-type="float">
            <text:p>0.7856308</text:p>
          </table:table-cell>
          <table:table-cell office:value-type="float" office:value="0.320122719165356" calcext:value-type="float">
            <text:p>0.320122719165356</text:p>
          </table:table-cell>
          <table:table-cell office:value-type="float" office:value="0.7927593" calcext:value-type="float">
            <text:p>0.7927593</text:p>
          </table:table-cell>
          <table:table-cell office:value-type="float" office:value="0.9532131" calcext:value-type="float">
            <text:p>0.9532131</text:p>
          </table:table-cell>
          <table:table-cell office:value-type="float" office:value="0.9179168" calcext:value-type="float">
            <text:p>0.9179168</text:p>
          </table:table-cell>
          <table:table-cell office:value-type="float" office:value="0.290382916069287" calcext:value-type="float">
            <text:p>0.290382916069287</text:p>
          </table:table-cell>
          <table:table-cell office:value-type="float" office:value="0.9550654" calcext:value-type="float">
            <text:p>0.955065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466314" calcext:value-type="float">
            <text:p>0.91466314</text:p>
          </table:table-cell>
          <table:table-cell office:value-type="float" office:value="0.7970447" calcext:value-type="float">
            <text:p>0.7970447</text:p>
          </table:table-cell>
          <table:table-cell office:value-type="float" office:value="0.31672314655828" calcext:value-type="float">
            <text:p>0.31672314655828</text:p>
          </table:table-cell>
          <table:table-cell office:value-type="float" office:value="0.79135084" calcext:value-type="float">
            <text:p>0.79135084</text:p>
          </table:table-cell>
          <table:table-cell office:value-type="float" office:value="0.9525801" calcext:value-type="float">
            <text:p>0.9525801</text:p>
          </table:table-cell>
          <table:table-cell office:value-type="float" office:value="0.9176337" calcext:value-type="float">
            <text:p>0.9176337</text:p>
          </table:table-cell>
          <table:table-cell office:value-type="float" office:value="0.303664796984368" calcext:value-type="float">
            <text:p>0.303664796984368</text:p>
          </table:table-cell>
          <table:table-cell office:value-type="float" office:value="0.9549502" calcext:value-type="float">
            <text:p>0.95495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109645" calcext:value-type="float">
            <text:p>0.91109645</text:p>
          </table:table-cell>
          <table:table-cell office:value-type="float" office:value="0.7922828" calcext:value-type="float">
            <text:p>0.7922828</text:p>
          </table:table-cell>
          <table:table-cell office:value-type="float" office:value="0.381497188910468" calcext:value-type="float">
            <text:p>0.381497188910468</text:p>
          </table:table-cell>
          <table:table-cell office:value-type="float" office:value="0.7910854" calcext:value-type="float">
            <text:p>0.7910854</text:p>
          </table:table-cell>
          <table:table-cell office:value-type="float" office:value="0.9518986" calcext:value-type="float">
            <text:p>0.9518986</text:p>
          </table:table-cell>
          <table:table-cell office:value-type="float" office:value="0.91627514" calcext:value-type="float">
            <text:p>0.91627514</text:p>
          </table:table-cell>
          <table:table-cell office:value-type="float" office:value="0.360723631445423" calcext:value-type="float">
            <text:p>0.360723631445423</text:p>
          </table:table-cell>
          <table:table-cell office:value-type="float" office:value="0.9542706" calcext:value-type="float">
            <text:p>0.95427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926024" calcext:value-type="float">
            <text:p>0.87926024</text:p>
          </table:table-cell>
          <table:table-cell office:value-type="float" office:value="0.7883598" calcext:value-type="float">
            <text:p>0.7883598</text:p>
          </table:table-cell>
          <table:table-cell office:value-type="float" office:value="0.372632677677915" calcext:value-type="float">
            <text:p>0.372632677677915</text:p>
          </table:table-cell>
          <table:table-cell office:value-type="float" office:value="0.7908253" calcext:value-type="float">
            <text:p>0.7908253</text:p>
          </table:table-cell>
          <table:table-cell office:value-type="float" office:value="0.9358893" calcext:value-type="float">
            <text:p>0.9358893</text:p>
          </table:table-cell>
          <table:table-cell office:value-type="float" office:value="0.9133881" calcext:value-type="float">
            <text:p>0.9133881</text:p>
          </table:table-cell>
          <table:table-cell office:value-type="float" office:value="0.316371809768164" calcext:value-type="float">
            <text:p>0.316371809768164</text:p>
          </table:table-cell>
          <table:table-cell office:value-type="float" office:value="0.952624" calcext:value-type="float">
            <text:p>0.9526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505945" calcext:value-type="float">
            <text:p>0.91505945</text:p>
          </table:table-cell>
          <table:table-cell office:value-type="float" office:value="0.8075837" calcext:value-type="float">
            <text:p>0.8075837</text:p>
          </table:table-cell>
          <table:table-cell office:value-type="float" office:value="0.307280109769602" calcext:value-type="float">
            <text:p>0.307280109769602</text:p>
          </table:table-cell>
          <table:table-cell office:value-type="float" office:value="0.78824365" calcext:value-type="float">
            <text:p>0.78824365</text:p>
          </table:table-cell>
          <table:table-cell office:value-type="float" office:value="0.9535076" calcext:value-type="float">
            <text:p>0.9535076</text:p>
          </table:table-cell>
          <table:table-cell office:value-type="float" office:value="0.91899234" calcext:value-type="float">
            <text:p>0.91899234</text:p>
          </table:table-cell>
          <table:table-cell office:value-type="float" office:value="0.290751237657365" calcext:value-type="float">
            <text:p>0.290751237657365</text:p>
          </table:table-cell>
          <table:table-cell office:value-type="float" office:value="0.95566285" calcext:value-type="float">
            <text:p>0.9556628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60635" calcext:value-type="float">
            <text:p>0.91360635</text:p>
          </table:table-cell>
          <table:table-cell office:value-type="float" office:value="0.79033506" calcext:value-type="float">
            <text:p>0.79033506</text:p>
          </table:table-cell>
          <table:table-cell office:value-type="float" office:value="0.334014991630494" calcext:value-type="float">
            <text:p>0.334014991630494</text:p>
          </table:table-cell>
          <table:table-cell office:value-type="float" office:value="0.78743994" calcext:value-type="float">
            <text:p>0.78743994</text:p>
          </table:table-cell>
          <table:table-cell office:value-type="float" office:value="0.9519794" calcext:value-type="float">
            <text:p>0.9519794</text:p>
          </table:table-cell>
          <table:table-cell office:value-type="float" office:value="0.91757715" calcext:value-type="float">
            <text:p>0.91757715</text:p>
          </table:table-cell>
          <table:table-cell office:value-type="float" office:value="0.303110175444187" calcext:value-type="float">
            <text:p>0.303110175444187</text:p>
          </table:table-cell>
          <table:table-cell office:value-type="float" office:value="0.95490825" calcext:value-type="float">
            <text:p>0.954908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203436" calcext:value-type="float">
            <text:p>0.88203436</text:p>
          </table:table-cell>
          <table:table-cell office:value-type="float" office:value="0.7596736" calcext:value-type="float">
            <text:p>0.7596736</text:p>
          </table:table-cell>
          <table:table-cell office:value-type="float" office:value="0.464830075261457" calcext:value-type="float">
            <text:p>0.464830075261457</text:p>
          </table:table-cell>
          <table:table-cell office:value-type="float" office:value="0.7863018" calcext:value-type="float">
            <text:p>0.7863018</text:p>
          </table:table-cell>
          <table:table-cell office:value-type="float" office:value="0.9371833" calcext:value-type="float">
            <text:p>0.9371833</text:p>
          </table:table-cell>
          <table:table-cell office:value-type="float" office:value="0.9135579" calcext:value-type="float">
            <text:p>0.9135579</text:p>
          </table:table-cell>
          <table:table-cell office:value-type="float" office:value="0.477261963711897" calcext:value-type="float">
            <text:p>0.477261963711897</text:p>
          </table:table-cell>
          <table:table-cell office:value-type="float" office:value="0.95261467" calcext:value-type="float">
            <text:p>0.952614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964335" calcext:value-type="float">
            <text:p>0.90964335</text:p>
          </table:table-cell>
          <table:table-cell office:value-type="float" office:value="0.77313554" calcext:value-type="float">
            <text:p>0.77313554</text:p>
          </table:table-cell>
          <table:table-cell office:value-type="float" office:value="0.379934049109329" calcext:value-type="float">
            <text:p>0.379934049109329</text:p>
          </table:table-cell>
          <table:table-cell office:value-type="float" office:value="0.7843108" calcext:value-type="float">
            <text:p>0.7843108</text:p>
          </table:table-cell>
          <table:table-cell office:value-type="float" office:value="0.9517058" calcext:value-type="float">
            <text:p>0.9517058</text:p>
          </table:table-cell>
          <table:table-cell office:value-type="float" office:value="0.9174073" calcext:value-type="float">
            <text:p>0.9174073</text:p>
          </table:table-cell>
          <table:table-cell office:value-type="float" office:value="0.396574059264571" calcext:value-type="float">
            <text:p>0.396574059264571</text:p>
          </table:table-cell>
          <table:table-cell office:value-type="float" office:value="0.95473427" calcext:value-type="float">
            <text:p>0.954734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964335" calcext:value-type="float">
            <text:p>0.90964335</text:p>
          </table:table-cell>
          <table:table-cell office:value-type="float" office:value="0.75344306" calcext:value-type="float">
            <text:p>0.75344306</text:p>
          </table:table-cell>
          <table:table-cell office:value-type="float" office:value="0.324099134422514" calcext:value-type="float">
            <text:p>0.324099134422514</text:p>
          </table:table-cell>
          <table:table-cell office:value-type="float" office:value="0.7842585" calcext:value-type="float">
            <text:p>0.7842585</text:p>
          </table:table-cell>
          <table:table-cell office:value-type="float" office:value="0.95149106" calcext:value-type="float">
            <text:p>0.95149106</text:p>
          </table:table-cell>
          <table:table-cell office:value-type="float" office:value="0.91135013" calcext:value-type="float">
            <text:p>0.91135013</text:p>
          </table:table-cell>
          <table:table-cell office:value-type="float" office:value="0.324865558719014" calcext:value-type="float">
            <text:p>0.324865558719014</text:p>
          </table:table-cell>
          <table:table-cell office:value-type="float" office:value="0.95160156" calcext:value-type="float">
            <text:p>0.9516015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541613" calcext:value-type="float">
            <text:p>0.90541613</text:p>
          </table:table-cell>
          <table:table-cell office:value-type="float" office:value="0.7799664" calcext:value-type="float">
            <text:p>0.7799664</text:p>
          </table:table-cell>
          <table:table-cell office:value-type="float" office:value="0.396108682908344" calcext:value-type="float">
            <text:p>0.396108682908344</text:p>
          </table:table-cell>
          <table:table-cell office:value-type="float" office:value="0.7819621" calcext:value-type="float">
            <text:p>0.7819621</text:p>
          </table:table-cell>
          <table:table-cell office:value-type="float" office:value="0.9483242" calcext:value-type="float">
            <text:p>0.9483242</text:p>
          </table:table-cell>
          <table:table-cell office:value-type="float" office:value="0.9070478" calcext:value-type="float">
            <text:p>0.9070478</text:p>
          </table:table-cell>
          <table:table-cell office:value-type="float" office:value="0.377425928300412" calcext:value-type="float">
            <text:p>0.377425928300412</text:p>
          </table:table-cell>
          <table:table-cell office:value-type="float" office:value="0.94928575" calcext:value-type="float">
            <text:p>0.949285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70013" calcext:value-type="float">
            <text:p>0.9070013</text:p>
          </table:table-cell>
          <table:table-cell office:value-type="float" office:value="0.7868158" calcext:value-type="float">
            <text:p>0.7868158</text:p>
          </table:table-cell>
          <table:table-cell office:value-type="float" office:value="0.39582354161037" calcext:value-type="float">
            <text:p>0.39582354161037</text:p>
          </table:table-cell>
          <table:table-cell office:value-type="float" office:value="0.7812768" calcext:value-type="float">
            <text:p>0.7812768</text:p>
          </table:table-cell>
          <table:table-cell office:value-type="float" office:value="0.9482702" calcext:value-type="float">
            <text:p>0.9482702</text:p>
          </table:table-cell>
          <table:table-cell office:value-type="float" office:value="0.9141806" calcext:value-type="float">
            <text:p>0.9141806</text:p>
          </table:table-cell>
          <table:table-cell office:value-type="float" office:value="0.364857218908649" calcext:value-type="float">
            <text:p>0.364857218908649</text:p>
          </table:table-cell>
          <table:table-cell office:value-type="float" office:value="0.95301986" calcext:value-type="float">
            <text:p>0.9530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202116" calcext:value-type="float">
            <text:p>0.91202116</text:p>
          </table:table-cell>
          <table:table-cell office:value-type="float" office:value="0.8160819" calcext:value-type="float">
            <text:p>0.8160819</text:p>
          </table:table-cell>
          <table:table-cell office:value-type="float" office:value="0.309398841472094" calcext:value-type="float">
            <text:p>0.309398841472094</text:p>
          </table:table-cell>
          <table:table-cell office:value-type="float" office:value="0.7791253" calcext:value-type="float">
            <text:p>0.7791253</text:p>
          </table:table-cell>
          <table:table-cell office:value-type="float" office:value="0.9516063" calcext:value-type="float">
            <text:p>0.9516063</text:p>
          </table:table-cell>
          <table:table-cell office:value-type="float" office:value="0.91853946" calcext:value-type="float">
            <text:p>0.91853946</text:p>
          </table:table-cell>
          <table:table-cell office:value-type="float" office:value="0.274333078944578" calcext:value-type="float">
            <text:p>0.274333078944578</text:p>
          </table:table-cell>
          <table:table-cell office:value-type="float" office:value="0.9553637" calcext:value-type="float">
            <text:p>0.955363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42668" calcext:value-type="float">
            <text:p>0.9142668</text:p>
          </table:table-cell>
          <table:table-cell office:value-type="float" office:value="0.79875875" calcext:value-type="float">
            <text:p>0.79875875</text:p>
          </table:table-cell>
          <table:table-cell office:value-type="float" office:value="0.299614709702319" calcext:value-type="float">
            <text:p>0.299614709702319</text:p>
          </table:table-cell>
          <table:table-cell office:value-type="float" office:value="0.7767071" calcext:value-type="float">
            <text:p>0.7767071</text:p>
          </table:table-cell>
          <table:table-cell office:value-type="float" office:value="0.95221996" calcext:value-type="float">
            <text:p>0.95221996</text:p>
          </table:table-cell>
          <table:table-cell office:value-type="float" office:value="0.92012453" calcext:value-type="float">
            <text:p>0.92012453</text:p>
          </table:table-cell>
          <table:table-cell office:value-type="float" office:value="0.281101507326378" calcext:value-type="float">
            <text:p>0.281101507326378</text:p>
          </table:table-cell>
          <table:table-cell office:value-type="float" office:value="0.9561202" calcext:value-type="float">
            <text:p>0.95612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871865" calcext:value-type="float">
            <text:p>0.90871865</text:p>
          </table:table-cell>
          <table:table-cell office:value-type="float" office:value="0.7446183" calcext:value-type="float">
            <text:p>0.7446183</text:p>
          </table:table-cell>
          <table:table-cell office:value-type="float" office:value="0.354451889957116" calcext:value-type="float">
            <text:p>0.354451889957116</text:p>
          </table:table-cell>
          <table:table-cell office:value-type="float" office:value="0.7737075" calcext:value-type="float">
            <text:p>0.7737075</text:p>
          </table:table-cell>
          <table:table-cell office:value-type="float" office:value="0.94943494" calcext:value-type="float">
            <text:p>0.94943494</text:p>
          </table:table-cell>
          <table:table-cell office:value-type="float" office:value="0.9119162" calcext:value-type="float">
            <text:p>0.9119162</text:p>
          </table:table-cell>
          <table:table-cell office:value-type="float" office:value="0.341608478467592" calcext:value-type="float">
            <text:p>0.341608478467592</text:p>
          </table:table-cell>
          <table:table-cell office:value-type="float" office:value="0.951878" calcext:value-type="float">
            <text:p>0.951878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476885" calcext:value-type="float">
            <text:p>0.87476885</text:p>
          </table:table-cell>
          <table:table-cell office:value-type="float" office:value="0.7991561" calcext:value-type="float">
            <text:p>0.7991561</text:p>
          </table:table-cell>
          <table:table-cell office:value-type="float" office:value="0.383893741247991" calcext:value-type="float">
            <text:p>0.383893741247991</text:p>
          </table:table-cell>
          <table:table-cell office:value-type="float" office:value="0.772703" calcext:value-type="float">
            <text:p>0.772703</text:p>
          </table:table-cell>
          <table:table-cell office:value-type="float" office:value="0.9312842" calcext:value-type="float">
            <text:p>0.9312842</text:p>
          </table:table-cell>
          <table:table-cell office:value-type="float" office:value="0.9180866" calcext:value-type="float">
            <text:p>0.9180866</text:p>
          </table:table-cell>
          <table:table-cell office:value-type="float" office:value="0.311062813016061" calcext:value-type="float">
            <text:p>0.311062813016061</text:p>
          </table:table-cell>
          <table:table-cell office:value-type="float" office:value="0.954939" calcext:value-type="float">
            <text:p>0.95493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030383" calcext:value-type="float">
            <text:p>0.91030383</text:p>
          </table:table-cell>
          <table:table-cell office:value-type="float" office:value="0.76835805" calcext:value-type="float">
            <text:p>0.76835805</text:p>
          </table:table-cell>
          <table:table-cell office:value-type="float" office:value="0.322292043872994" calcext:value-type="float">
            <text:p>0.322292043872994</text:p>
          </table:table-cell>
          <table:table-cell office:value-type="float" office:value="0.77227175" calcext:value-type="float">
            <text:p>0.77227175</text:p>
          </table:table-cell>
          <table:table-cell office:value-type="float" office:value="0.95064896" calcext:value-type="float">
            <text:p>0.95064896</text:p>
          </table:table-cell>
          <table:table-cell office:value-type="float" office:value="0.9137277" calcext:value-type="float">
            <text:p>0.9137277</text:p>
          </table:table-cell>
          <table:table-cell office:value-type="float" office:value="0.303538546982616" calcext:value-type="float">
            <text:p>0.303538546982616</text:p>
          </table:table-cell>
          <table:table-cell office:value-type="float" office:value="0.9528602" calcext:value-type="float">
            <text:p>0.952860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400266" calcext:value-type="float">
            <text:p>0.91400266</text:p>
          </table:table-cell>
          <table:table-cell office:value-type="float" office:value="0.79591906" calcext:value-type="float">
            <text:p>0.79591906</text:p>
          </table:table-cell>
          <table:table-cell office:value-type="float" office:value="0.320924172549456" calcext:value-type="float">
            <text:p>0.320924172549456</text:p>
          </table:table-cell>
          <table:table-cell office:value-type="float" office:value="0.77208406" calcext:value-type="float">
            <text:p>0.77208406</text:p>
          </table:table-cell>
          <table:table-cell office:value-type="float" office:value="0.95085156" calcext:value-type="float">
            <text:p>0.95085156</text:p>
          </table:table-cell>
          <table:table-cell office:value-type="float" office:value="0.9176337" calcext:value-type="float">
            <text:p>0.9176337</text:p>
          </table:table-cell>
          <table:table-cell office:value-type="float" office:value="0.293850815780366" calcext:value-type="float">
            <text:p>0.293850815780366</text:p>
          </table:table-cell>
          <table:table-cell office:value-type="float" office:value="0.95489967" calcext:value-type="float">
            <text:p>0.954899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8705" calcext:value-type="float">
            <text:p>0.9138705</text:p>
          </table:table-cell>
          <table:table-cell office:value-type="float" office:value="0.79489577" calcext:value-type="float">
            <text:p>0.79489577</text:p>
          </table:table-cell>
          <table:table-cell office:value-type="float" office:value="0.300639961244565" calcext:value-type="float">
            <text:p>0.300639961244565</text:p>
          </table:table-cell>
          <table:table-cell office:value-type="float" office:value="0.7712246" calcext:value-type="float">
            <text:p>0.7712246</text:p>
          </table:table-cell>
          <table:table-cell office:value-type="float" office:value="0.951214" calcext:value-type="float">
            <text:p>0.951214</text:p>
          </table:table-cell>
          <table:table-cell office:value-type="float" office:value="0.9198981" calcext:value-type="float">
            <text:p>0.9198981</text:p>
          </table:table-cell>
          <table:table-cell office:value-type="float" office:value="0.275640254516018" calcext:value-type="float">
            <text:p>0.275640254516018</text:p>
          </table:table-cell>
          <table:table-cell office:value-type="float" office:value="0.9560287" calcext:value-type="float">
            <text:p>0.956028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99075" calcext:value-type="float">
            <text:p>0.9099075</text:p>
          </table:table-cell>
          <table:table-cell office:value-type="float" office:value="0.7566465" calcext:value-type="float">
            <text:p>0.7566465</text:p>
          </table:table-cell>
          <table:table-cell office:value-type="float" office:value="0.326973205119804" calcext:value-type="float">
            <text:p>0.326973205119804</text:p>
          </table:table-cell>
          <table:table-cell office:value-type="float" office:value="0.7701348" calcext:value-type="float">
            <text:p>0.7701348</text:p>
          </table:table-cell>
          <table:table-cell office:value-type="float" office:value="0.95013046" calcext:value-type="float">
            <text:p>0.95013046</text:p>
          </table:table-cell>
          <table:table-cell office:value-type="float" office:value="0.91135013" calcext:value-type="float">
            <text:p>0.91135013</text:p>
          </table:table-cell>
          <table:table-cell office:value-type="float" office:value="0.321700831563622" calcext:value-type="float">
            <text:p>0.321700831563622</text:p>
          </table:table-cell>
          <table:table-cell office:value-type="float" office:value="0.95156616" calcext:value-type="float">
            <text:p>0.9515661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56803" calcext:value-type="float">
            <text:p>0.9056803</text:p>
          </table:table-cell>
          <table:table-cell office:value-type="float" office:value="0.7442911" calcext:value-type="float">
            <text:p>0.7442911</text:p>
          </table:table-cell>
          <table:table-cell office:value-type="float" office:value="0.357552925968737" calcext:value-type="float">
            <text:p>0.357552925968737</text:p>
          </table:table-cell>
          <table:table-cell office:value-type="float" office:value="0.7695384" calcext:value-type="float">
            <text:p>0.7695384</text:p>
          </table:table-cell>
          <table:table-cell office:value-type="float" office:value="0.94861275" calcext:value-type="float">
            <text:p>0.94861275</text:p>
          </table:table-cell>
          <table:table-cell office:value-type="float" office:value="0.9075573" calcext:value-type="float">
            <text:p>0.9075573</text:p>
          </table:table-cell>
          <table:table-cell office:value-type="float" office:value="0.37468804420306" calcext:value-type="float">
            <text:p>0.37468804420306</text:p>
          </table:table-cell>
          <table:table-cell office:value-type="float" office:value="0.9495322" calcext:value-type="float">
            <text:p>0.949532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7384" calcext:value-type="float">
            <text:p>0.9137384</text:p>
          </table:table-cell>
          <table:table-cell office:value-type="float" office:value="0.7763014" calcext:value-type="float">
            <text:p>0.7763014</text:p>
          </table:table-cell>
          <table:table-cell office:value-type="float" office:value="0.33440757904059" calcext:value-type="float">
            <text:p>0.33440757904059</text:p>
          </table:table-cell>
          <table:table-cell office:value-type="float" office:value="0.7681311" calcext:value-type="float">
            <text:p>0.7681311</text:p>
          </table:table-cell>
          <table:table-cell office:value-type="float" office:value="0.95323807" calcext:value-type="float">
            <text:p>0.95323807</text:p>
          </table:table-cell>
          <table:table-cell office:value-type="float" office:value="0.9174073" calcext:value-type="float">
            <text:p>0.9174073</text:p>
          </table:table-cell>
          <table:table-cell office:value-type="float" office:value="0.322533741639756" calcext:value-type="float">
            <text:p>0.322533741639756</text:p>
          </table:table-cell>
          <table:table-cell office:value-type="float" office:value="0.95474625" calcext:value-type="float">
            <text:p>0.954746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7384" calcext:value-type="float">
            <text:p>0.9137384</text:p>
          </table:table-cell>
          <table:table-cell office:value-type="float" office:value="0.8195852" calcext:value-type="float">
            <text:p>0.8195852</text:p>
          </table:table-cell>
          <table:table-cell office:value-type="float" office:value="0.304288383755375" calcext:value-type="float">
            <text:p>0.304288383755375</text:p>
          </table:table-cell>
          <table:table-cell office:value-type="float" office:value="0.76776767" calcext:value-type="float">
            <text:p>0.76776767</text:p>
          </table:table-cell>
          <table:table-cell office:value-type="float" office:value="0.9524292" calcext:value-type="float">
            <text:p>0.9524292</text:p>
          </table:table-cell>
          <table:table-cell office:value-type="float" office:value="0.92199266" calcext:value-type="float">
            <text:p>0.92199266</text:p>
          </table:table-cell>
          <table:table-cell office:value-type="float" office:value="0.265375434356946" calcext:value-type="float">
            <text:p>0.265375434356946</text:p>
          </table:table-cell>
          <table:table-cell office:value-type="float" office:value="0.9572292" calcext:value-type="float">
            <text:p>0.95722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505945" calcext:value-type="float">
            <text:p>0.91505945</text:p>
          </table:table-cell>
          <table:table-cell office:value-type="float" office:value="0.81747395" calcext:value-type="float">
            <text:p>0.81747395</text:p>
          </table:table-cell>
          <table:table-cell office:value-type="float" office:value="0.297143796436695" calcext:value-type="float">
            <text:p>0.297143796436695</text:p>
          </table:table-cell>
          <table:table-cell office:value-type="float" office:value="0.7659125" calcext:value-type="float">
            <text:p>0.7659125</text:p>
          </table:table-cell>
          <table:table-cell office:value-type="float" office:value="0.9529676" calcext:value-type="float">
            <text:p>0.9529676</text:p>
          </table:table-cell>
          <table:table-cell office:value-type="float" office:value="0.92086047" calcext:value-type="float">
            <text:p>0.92086047</text:p>
          </table:table-cell>
          <table:table-cell office:value-type="float" office:value="0.267047505860554" calcext:value-type="float">
            <text:p>0.267047505860554</text:p>
          </table:table-cell>
          <table:table-cell office:value-type="float" office:value="0.95657706" calcext:value-type="float">
            <text:p>0.956577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56803" calcext:value-type="float">
            <text:p>0.9056803</text:p>
          </table:table-cell>
          <table:table-cell office:value-type="float" office:value="0.77187836" calcext:value-type="float">
            <text:p>0.77187836</text:p>
          </table:table-cell>
          <table:table-cell office:value-type="float" office:value="1.37051119357151" calcext:value-type="float">
            <text:p>1.37051119357151</text:p>
          </table:table-cell>
          <table:table-cell office:value-type="float" office:value="0.7655948" calcext:value-type="float">
            <text:p>0.7655948</text:p>
          </table:table-cell>
          <table:table-cell office:value-type="float" office:value="0.9483589" calcext:value-type="float">
            <text:p>0.9483589</text:p>
          </table:table-cell>
          <table:table-cell office:value-type="float" office:value="0.91214263" calcext:value-type="float">
            <text:p>0.91214263</text:p>
          </table:table-cell>
          <table:table-cell office:value-type="float" office:value="0.772784050078491" calcext:value-type="float">
            <text:p>0.772784050078491</text:p>
          </table:table-cell>
          <table:table-cell office:value-type="float" office:value="0.95166945" calcext:value-type="float">
            <text:p>0.9516694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70938" calcext:value-type="float">
            <text:p>0.8970938</text:p>
          </table:table-cell>
          <table:table-cell office:value-type="float" office:value="0.75410515" calcext:value-type="float">
            <text:p>0.75410515</text:p>
          </table:table-cell>
          <table:table-cell office:value-type="float" office:value="0.375371446185887" calcext:value-type="float">
            <text:p>0.375371446185887</text:p>
          </table:table-cell>
          <table:table-cell office:value-type="float" office:value="0.7585131" calcext:value-type="float">
            <text:p>0.7585131</text:p>
          </table:table-cell>
          <table:table-cell office:value-type="float" office:value="0.94186085" calcext:value-type="float">
            <text:p>0.94186085</text:p>
          </table:table-cell>
          <table:table-cell office:value-type="float" office:value="0.89674497" calcext:value-type="float">
            <text:p>0.89674497</text:p>
          </table:table-cell>
          <table:table-cell office:value-type="float" office:value="0.347451241359541" calcext:value-type="float">
            <text:p>0.347451241359541</text:p>
          </table:table-cell>
          <table:table-cell office:value-type="float" office:value="0.9438112" calcext:value-type="float">
            <text:p>0.94381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47426" calcext:value-type="float">
            <text:p>0.91347426</text:p>
          </table:table-cell>
          <table:table-cell office:value-type="float" office:value="0.81881887" calcext:value-type="float">
            <text:p>0.81881887</text:p>
          </table:table-cell>
          <table:table-cell office:value-type="float" office:value="0.3040688471128" calcext:value-type="float">
            <text:p>0.3040688471128</text:p>
          </table:table-cell>
          <table:table-cell office:value-type="float" office:value="0.7572069" calcext:value-type="float">
            <text:p>0.7572069</text:p>
          </table:table-cell>
          <table:table-cell office:value-type="float" office:value="0.953583" calcext:value-type="float">
            <text:p>0.953583</text:p>
          </table:table-cell>
          <table:table-cell office:value-type="float" office:value="0.9209171" calcext:value-type="float">
            <text:p>0.9209171</text:p>
          </table:table-cell>
          <table:table-cell office:value-type="float" office:value="0.264110193407269" calcext:value-type="float">
            <text:p>0.264110193407269</text:p>
          </table:table-cell>
          <table:table-cell office:value-type="float" office:value="0.95661724" calcext:value-type="float">
            <text:p>0.956617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27741" calcext:value-type="float">
            <text:p>0.9027741</text:p>
          </table:table-cell>
          <table:table-cell office:value-type="float" office:value="0.73655075" calcext:value-type="float">
            <text:p>0.73655075</text:p>
          </table:table-cell>
          <table:table-cell office:value-type="float" office:value="0.34001872750538" calcext:value-type="float">
            <text:p>0.34001872750538</text:p>
          </table:table-cell>
          <table:table-cell office:value-type="float" office:value="0.7566361" calcext:value-type="float">
            <text:p>0.7566361</text:p>
          </table:table-cell>
          <table:table-cell office:value-type="float" office:value="0.9452514" calcext:value-type="float">
            <text:p>0.9452514</text:p>
          </table:table-cell>
          <table:table-cell office:value-type="float" office:value="0.90778375" calcext:value-type="float">
            <text:p>0.90778375</text:p>
          </table:table-cell>
          <table:table-cell office:value-type="float" office:value="0.334580599882095" calcext:value-type="float">
            <text:p>0.334580599882095</text:p>
          </table:table-cell>
          <table:table-cell office:value-type="float" office:value="0.94985664" calcext:value-type="float">
            <text:p>0.949856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6605" calcext:value-type="float">
            <text:p>0.906605</text:p>
          </table:table-cell>
          <table:table-cell office:value-type="float" office:value="0.71521133" calcext:value-type="float">
            <text:p>0.71521133</text:p>
          </table:table-cell>
          <table:table-cell office:value-type="float" office:value="0.365006517112019" calcext:value-type="float">
            <text:p>0.365006517112019</text:p>
          </table:table-cell>
          <table:table-cell office:value-type="float" office:value="0.75390923" calcext:value-type="float">
            <text:p>0.75390923</text:p>
          </table:table-cell>
          <table:table-cell office:value-type="float" office:value="0.94886136" calcext:value-type="float">
            <text:p>0.94886136</text:p>
          </table:table-cell>
          <table:table-cell office:value-type="float" office:value="0.90959525" calcext:value-type="float">
            <text:p>0.90959525</text:p>
          </table:table-cell>
          <table:table-cell office:value-type="float" office:value="0.3665999539962" calcext:value-type="float">
            <text:p>0.3665999539962</text:p>
          </table:table-cell>
          <table:table-cell office:value-type="float" office:value="0.95068" calcext:value-type="float">
            <text:p>0.95068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030383" calcext:value-type="float">
            <text:p>0.91030383</text:p>
          </table:table-cell>
          <table:table-cell office:value-type="float" office:value="0.73561627" calcext:value-type="float">
            <text:p>0.73561627</text:p>
          </table:table-cell>
          <table:table-cell office:value-type="float" office:value="0.368866844489048" calcext:value-type="float">
            <text:p>0.368866844489048</text:p>
          </table:table-cell>
          <table:table-cell office:value-type="float" office:value="0.75339097" calcext:value-type="float">
            <text:p>0.75339097</text:p>
          </table:table-cell>
          <table:table-cell office:value-type="float" office:value="0.94936067" calcext:value-type="float">
            <text:p>0.94936067</text:p>
          </table:table-cell>
          <table:table-cell office:value-type="float" office:value="0.90665156" calcext:value-type="float">
            <text:p>0.90665156</text:p>
          </table:table-cell>
          <table:table-cell office:value-type="float" office:value="0.35654918870135" calcext:value-type="float">
            <text:p>0.35654918870135</text:p>
          </table:table-cell>
          <table:table-cell office:value-type="float" office:value="0.9493058" calcext:value-type="float">
            <text:p>0.9493058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68296" calcext:value-type="float">
            <text:p>0.8968296</text:p>
          </table:table-cell>
          <table:table-cell office:value-type="float" office:value="0.76140237" calcext:value-type="float">
            <text:p>0.76140237</text:p>
          </table:table-cell>
          <table:table-cell office:value-type="float" office:value="0.363526566379766" calcext:value-type="float">
            <text:p>0.363526566379766</text:p>
          </table:table-cell>
          <table:table-cell office:value-type="float" office:value="0.752629" calcext:value-type="float">
            <text:p>0.752629</text:p>
          </table:table-cell>
          <table:table-cell office:value-type="float" office:value="0.9451119" calcext:value-type="float">
            <text:p>0.9451119</text:p>
          </table:table-cell>
          <table:table-cell office:value-type="float" office:value="0.89776397" calcext:value-type="float">
            <text:p>0.89776397</text:p>
          </table:table-cell>
          <table:table-cell office:value-type="float" office:value="0.353096822622036" calcext:value-type="float">
            <text:p>0.353096822622036</text:p>
          </table:table-cell>
          <table:table-cell office:value-type="float" office:value="0.9446223" calcext:value-type="float">
            <text:p>0.94462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439897" calcext:value-type="float">
            <text:p>0.91439897</text:p>
          </table:table-cell>
          <table:table-cell office:value-type="float" office:value="0.76807004" calcext:value-type="float">
            <text:p>0.76807004</text:p>
          </table:table-cell>
          <table:table-cell office:value-type="float" office:value="0.479175790258569" calcext:value-type="float">
            <text:p>0.479175790258569</text:p>
          </table:table-cell>
          <table:table-cell office:value-type="float" office:value="0.75218856" calcext:value-type="float">
            <text:p>0.75218856</text:p>
          </table:table-cell>
          <table:table-cell office:value-type="float" office:value="0.95313233" calcext:value-type="float">
            <text:p>0.95313233</text:p>
          </table:table-cell>
          <table:table-cell office:value-type="float" office:value="0.91531277" calcext:value-type="float">
            <text:p>0.91531277</text:p>
          </table:table-cell>
          <table:table-cell office:value-type="float" office:value="0.437514905733189" calcext:value-type="float">
            <text:p>0.437514905733189</text:p>
          </table:table-cell>
          <table:table-cell office:value-type="float" office:value="0.9535709" calcext:value-type="float">
            <text:p>0.95357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40951" calcext:value-type="float">
            <text:p>0.9040951</text:p>
          </table:table-cell>
          <table:table-cell office:value-type="float" office:value="0.7257855" calcext:value-type="float">
            <text:p>0.7257855</text:p>
          </table:table-cell>
          <table:table-cell office:value-type="float" office:value="0.361453425734645" calcext:value-type="float">
            <text:p>0.361453425734645</text:p>
          </table:table-cell>
          <table:table-cell office:value-type="float" office:value="0.7519431" calcext:value-type="float">
            <text:p>0.7519431</text:p>
          </table:table-cell>
          <table:table-cell office:value-type="float" office:value="0.94852394" calcext:value-type="float">
            <text:p>0.94852394</text:p>
          </table:table-cell>
          <table:table-cell office:value-type="float" office:value="0.9070478" calcext:value-type="float">
            <text:p>0.9070478</text:p>
          </table:table-cell>
          <table:table-cell office:value-type="float" office:value="0.345546764622928" calcext:value-type="float">
            <text:p>0.345546764622928</text:p>
          </table:table-cell>
          <table:table-cell office:value-type="float" office:value="0.94946265" calcext:value-type="float">
            <text:p>0.9494626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343463" calcext:value-type="float">
            <text:p>0.90343463</text:p>
          </table:table-cell>
          <table:table-cell office:value-type="float" office:value="0.7646673" calcext:value-type="float">
            <text:p>0.7646673</text:p>
          </table:table-cell>
          <table:table-cell office:value-type="float" office:value="0.351950666863506" calcext:value-type="float">
            <text:p>0.351950666863506</text:p>
          </table:table-cell>
          <table:table-cell office:value-type="float" office:value="0.75153166" calcext:value-type="float">
            <text:p>0.75153166</text:p>
          </table:table-cell>
          <table:table-cell office:value-type="float" office:value="0.9459843" calcext:value-type="float">
            <text:p>0.9459843</text:p>
          </table:table-cell>
          <table:table-cell office:value-type="float" office:value="0.90767056" calcext:value-type="float">
            <text:p>0.90767056</text:p>
          </table:table-cell>
          <table:table-cell office:value-type="float" office:value="0.335660154163888" calcext:value-type="float">
            <text:p>0.335660154163888</text:p>
          </table:table-cell>
          <table:table-cell office:value-type="float" office:value="0.949899" calcext:value-type="float">
            <text:p>0.9498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03963" calcext:value-type="float">
            <text:p>0.9003963</text:p>
          </table:table-cell>
          <table:table-cell office:value-type="float" office:value="0.72104937" calcext:value-type="float">
            <text:p>0.72104937</text:p>
          </table:table-cell>
          <table:table-cell office:value-type="float" office:value="0.387695692410715" calcext:value-type="float">
            <text:p>0.387695692410715</text:p>
          </table:table-cell>
          <table:table-cell office:value-type="float" office:value="0.75070506" calcext:value-type="float">
            <text:p>0.75070506</text:p>
          </table:table-cell>
          <table:table-cell office:value-type="float" office:value="0.945935" calcext:value-type="float">
            <text:p>0.945935</text:p>
          </table:table-cell>
          <table:table-cell office:value-type="float" office:value="0.89295214" calcext:value-type="float">
            <text:p>0.89295214</text:p>
          </table:table-cell>
          <table:table-cell office:value-type="float" office:value="0.365099232037547" calcext:value-type="float">
            <text:p>0.365099232037547</text:p>
          </table:table-cell>
          <table:table-cell office:value-type="float" office:value="0.94204617" calcext:value-type="float">
            <text:p>0.9420461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581244" calcext:value-type="float">
            <text:p>0.90581244</text:p>
          </table:table-cell>
          <table:table-cell office:value-type="float" office:value="0.7341638" calcext:value-type="float">
            <text:p>0.7341638</text:p>
          </table:table-cell>
          <table:table-cell office:value-type="float" office:value="0.380744129340589" calcext:value-type="float">
            <text:p>0.380744129340589</text:p>
          </table:table-cell>
          <table:table-cell office:value-type="float" office:value="0.74034685" calcext:value-type="float">
            <text:p>0.74034685</text:p>
          </table:table-cell>
          <table:table-cell office:value-type="float" office:value="0.9489685" calcext:value-type="float">
            <text:p>0.9489685</text:p>
          </table:table-cell>
          <table:table-cell office:value-type="float" office:value="0.90653837" calcext:value-type="float">
            <text:p>0.90653837</text:p>
          </table:table-cell>
          <table:table-cell office:value-type="float" office:value="0.369763969185667" calcext:value-type="float">
            <text:p>0.369763969185667</text:p>
          </table:table-cell>
          <table:table-cell office:value-type="float" office:value="0.9490576" calcext:value-type="float">
            <text:p>0.949057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639367" calcext:value-type="float">
            <text:p>0.88639367</text:p>
          </table:table-cell>
          <table:table-cell office:value-type="float" office:value="0.7861525" calcext:value-type="float">
            <text:p>0.7861525</text:p>
          </table:table-cell>
          <table:table-cell office:value-type="float" office:value="0.509127278151569" calcext:value-type="float">
            <text:p>0.509127278151569</text:p>
          </table:table-cell>
          <table:table-cell office:value-type="float" office:value="0.7393028" calcext:value-type="float">
            <text:p>0.7393028</text:p>
          </table:table-cell>
          <table:table-cell office:value-type="float" office:value="0.9366481" calcext:value-type="float">
            <text:p>0.9366481</text:p>
          </table:table-cell>
          <table:table-cell office:value-type="float" office:value="0.9098217" calcext:value-type="float">
            <text:p>0.9098217</text:p>
          </table:table-cell>
          <table:table-cell office:value-type="float" office:value="0.437021639540754" calcext:value-type="float">
            <text:p>0.437021639540754</text:p>
          </table:table-cell>
          <table:table-cell office:value-type="float" office:value="0.95077866" calcext:value-type="float">
            <text:p>0.9507786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11889" calcext:value-type="float">
            <text:p>0.9011889</text:p>
          </table:table-cell>
          <table:table-cell office:value-type="float" office:value="0.7597228" calcext:value-type="float">
            <text:p>0.7597228</text:p>
          </table:table-cell>
          <table:table-cell office:value-type="float" office:value="0.513586471858711" calcext:value-type="float">
            <text:p>0.513586471858711</text:p>
          </table:table-cell>
          <table:table-cell office:value-type="float" office:value="0.73654115" calcext:value-type="float">
            <text:p>0.73654115</text:p>
          </table:table-cell>
          <table:table-cell office:value-type="float" office:value="0.94565225" calcext:value-type="float">
            <text:p>0.94565225</text:p>
          </table:table-cell>
          <table:table-cell office:value-type="float" office:value="0.9130484" calcext:value-type="float">
            <text:p>0.9130484</text:p>
          </table:table-cell>
          <table:table-cell office:value-type="float" office:value="0.436972564251336" calcext:value-type="float">
            <text:p>0.436972564251336</text:p>
          </table:table-cell>
          <table:table-cell office:value-type="float" office:value="0.952354" calcext:value-type="float">
            <text:p>0.95235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47556" calcext:value-type="float">
            <text:p>0.9047556</text:p>
          </table:table-cell>
          <table:table-cell office:value-type="float" office:value="0.71744794" calcext:value-type="float">
            <text:p>0.71744794</text:p>
          </table:table-cell>
          <table:table-cell office:value-type="float" office:value="0.384613319070053" calcext:value-type="float">
            <text:p>0.384613319070053</text:p>
          </table:table-cell>
          <table:table-cell office:value-type="float" office:value="0.7362627" calcext:value-type="float">
            <text:p>0.7362627</text:p>
          </table:table-cell>
          <table:table-cell office:value-type="float" office:value="0.9480893" calcext:value-type="float">
            <text:p>0.9480893</text:p>
          </table:table-cell>
          <table:table-cell office:value-type="float" office:value="0.9044438" calcext:value-type="float">
            <text:p>0.9044438</text:p>
          </table:table-cell>
          <table:table-cell office:value-type="float" office:value="0.390552834650629" calcext:value-type="float">
            <text:p>0.390552834650629</text:p>
          </table:table-cell>
          <table:table-cell office:value-type="float" office:value="0.94796455" calcext:value-type="float">
            <text:p>0.9479645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3963" calcext:value-type="float">
            <text:p>0.903963</text:p>
          </table:table-cell>
          <table:table-cell office:value-type="float" office:value="0.7286005" calcext:value-type="float">
            <text:p>0.7286005</text:p>
          </table:table-cell>
          <table:table-cell office:value-type="float" office:value="0.362789363850061" calcext:value-type="float">
            <text:p>0.362789363850061</text:p>
          </table:table-cell>
          <table:table-cell office:value-type="float" office:value="0.73503864" calcext:value-type="float">
            <text:p>0.73503864</text:p>
          </table:table-cell>
          <table:table-cell office:value-type="float" office:value="0.9476002" calcext:value-type="float">
            <text:p>0.9476002</text:p>
          </table:table-cell>
          <table:table-cell office:value-type="float" office:value="0.90778375" calcext:value-type="float">
            <text:p>0.90778375</text:p>
          </table:table-cell>
          <table:table-cell office:value-type="float" office:value="0.338049651381654" calcext:value-type="float">
            <text:p>0.338049651381654</text:p>
          </table:table-cell>
          <table:table-cell office:value-type="float" office:value="0.94969803" calcext:value-type="float">
            <text:p>0.9496980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46235" calcext:value-type="float">
            <text:p>0.9046235</text:p>
          </table:table-cell>
          <table:table-cell office:value-type="float" office:value="0.70572186" calcext:value-type="float">
            <text:p>0.70572186</text:p>
          </table:table-cell>
          <table:table-cell office:value-type="float" office:value="0.352391998471798" calcext:value-type="float">
            <text:p>0.352391998471798</text:p>
          </table:table-cell>
          <table:table-cell office:value-type="float" office:value="0.733499" calcext:value-type="float">
            <text:p>0.733499</text:p>
          </table:table-cell>
          <table:table-cell office:value-type="float" office:value="0.9479461" calcext:value-type="float">
            <text:p>0.9479461</text:p>
          </table:table-cell>
          <table:table-cell office:value-type="float" office:value="0.9056326" calcext:value-type="float">
            <text:p>0.9056326</text:p>
          </table:table-cell>
          <table:table-cell office:value-type="float" office:value="0.342954991206615" calcext:value-type="float">
            <text:p>0.342954991206615</text:p>
          </table:table-cell>
          <table:table-cell office:value-type="float" office:value="0.9486461" calcext:value-type="float">
            <text:p>0.948646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70799905" calcext:value-type="float">
            <text:p>0.70799905</text:p>
          </table:table-cell>
          <table:table-cell office:value-type="float" office:value="0.437851118443034" calcext:value-type="float">
            <text:p>0.437851118443034</text:p>
          </table:table-cell>
          <table:table-cell office:value-type="float" office:value="0.73129815" calcext:value-type="float">
            <text:p>0.73129815</text:p>
          </table:table-cell>
          <table:table-cell office:value-type="float" office:value="0.9298772" calcext:value-type="float">
            <text:p>0.9298772</text:p>
          </table:table-cell>
          <table:table-cell office:value-type="float" office:value="0.9046136" calcext:value-type="float">
            <text:p>0.9046136</text:p>
          </table:table-cell>
          <table:table-cell office:value-type="float" office:value="0.39412340645813" calcext:value-type="float">
            <text:p>0.39412340645813</text:p>
          </table:table-cell>
          <table:table-cell office:value-type="float" office:value="0.9480771" calcext:value-type="float">
            <text:p>0.948077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74901" calcext:value-type="float">
            <text:p>0.8974901</text:p>
          </table:table-cell>
          <table:table-cell office:value-type="float" office:value="0.7085668" calcext:value-type="float">
            <text:p>0.7085668</text:p>
          </table:table-cell>
          <table:table-cell office:value-type="float" office:value="0.445988961774733" calcext:value-type="float">
            <text:p>0.445988961774733</text:p>
          </table:table-cell>
          <table:table-cell office:value-type="float" office:value="0.73123455" calcext:value-type="float">
            <text:p>0.73123455</text:p>
          </table:table-cell>
          <table:table-cell office:value-type="float" office:value="0.944493" calcext:value-type="float">
            <text:p>0.944493</text:p>
          </table:table-cell>
          <table:table-cell office:value-type="float" office:value="0.9020096" calcext:value-type="float">
            <text:p>0.9020096</text:p>
          </table:table-cell>
          <table:table-cell office:value-type="float" office:value="0.406171786575927" calcext:value-type="float">
            <text:p>0.406171786575927</text:p>
          </table:table-cell>
          <table:table-cell office:value-type="float" office:value="0.94675636" calcext:value-type="float">
            <text:p>0.9467563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162485" calcext:value-type="float">
            <text:p>0.91162485</text:p>
          </table:table-cell>
          <table:table-cell office:value-type="float" office:value="0.73167914" calcext:value-type="float">
            <text:p>0.73167914</text:p>
          </table:table-cell>
          <table:table-cell office:value-type="float" office:value="0.338778797197531" calcext:value-type="float">
            <text:p>0.338778797197531</text:p>
          </table:table-cell>
          <table:table-cell office:value-type="float" office:value="0.7302412" calcext:value-type="float">
            <text:p>0.7302412</text:p>
          </table:table-cell>
          <table:table-cell office:value-type="float" office:value="0.95043534" calcext:value-type="float">
            <text:p>0.95043534</text:p>
          </table:table-cell>
          <table:table-cell office:value-type="float" office:value="0.9101613" calcext:value-type="float">
            <text:p>0.9101613</text:p>
          </table:table-cell>
          <table:table-cell office:value-type="float" office:value="0.328236955026375" calcext:value-type="float">
            <text:p>0.328236955026375</text:p>
          </table:table-cell>
          <table:table-cell office:value-type="float" office:value="0.9511069" calcext:value-type="float">
            <text:p>0.9511069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7085493" calcext:value-type="float">
            <text:p>0.7085493</text:p>
          </table:table-cell>
          <table:table-cell office:value-type="float" office:value="0.434481882986021" calcext:value-type="float">
            <text:p>0.434481882986021</text:p>
          </table:table-cell>
          <table:table-cell office:value-type="float" office:value="0.730026" calcext:value-type="float">
            <text:p>0.730026</text:p>
          </table:table-cell>
          <table:table-cell office:value-type="float" office:value="0.9311924" calcext:value-type="float">
            <text:p>0.9311924</text:p>
          </table:table-cell>
          <table:table-cell office:value-type="float" office:value="0.89102745" calcext:value-type="float">
            <text:p>0.89102745</text:p>
          </table:table-cell>
          <table:table-cell office:value-type="float" office:value="0.406434469787521" calcext:value-type="float">
            <text:p>0.406434469787521</text:p>
          </table:table-cell>
          <table:table-cell office:value-type="float" office:value="0.94138104" calcext:value-type="float">
            <text:p>0.9413810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71334" calcext:value-type="float">
            <text:p>0.9071334</text:p>
          </table:table-cell>
          <table:table-cell office:value-type="float" office:value="0.73171616" calcext:value-type="float">
            <text:p>0.73171616</text:p>
          </table:table-cell>
          <table:table-cell office:value-type="float" office:value="0.37417791092884" calcext:value-type="float">
            <text:p>0.37417791092884</text:p>
          </table:table-cell>
          <table:table-cell office:value-type="float" office:value="0.7299365" calcext:value-type="float">
            <text:p>0.7299365</text:p>
          </table:table-cell>
          <table:table-cell office:value-type="float" office:value="0.948763" calcext:value-type="float">
            <text:p>0.948763</text:p>
          </table:table-cell>
          <table:table-cell office:value-type="float" office:value="0.9114633" calcext:value-type="float">
            <text:p>0.9114633</text:p>
          </table:table-cell>
          <table:table-cell office:value-type="float" office:value="0.345412719841891" calcext:value-type="float">
            <text:p>0.345412719841891</text:p>
          </table:table-cell>
          <table:table-cell office:value-type="float" office:value="0.9515709" calcext:value-type="float">
            <text:p>0.9515709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3395" calcext:value-type="float">
            <text:p>0.893395</text:p>
          </table:table-cell>
          <table:table-cell office:value-type="float" office:value="0.6914624" calcext:value-type="float">
            <text:p>0.6914624</text:p>
          </table:table-cell>
          <table:table-cell office:value-type="float" office:value="0.559749475952184" calcext:value-type="float">
            <text:p>0.559749475952184</text:p>
          </table:table-cell>
          <table:table-cell office:value-type="float" office:value="0.7266614" calcext:value-type="float">
            <text:p>0.7266614</text:p>
          </table:table-cell>
          <table:table-cell office:value-type="float" office:value="0.9420516" calcext:value-type="float">
            <text:p>0.9420516</text:p>
          </table:table-cell>
          <table:table-cell office:value-type="float" office:value="0.88564956" calcext:value-type="float">
            <text:p>0.88564956</text:p>
          </table:table-cell>
          <table:table-cell office:value-type="float" office:value="0.708818899262501" calcext:value-type="float">
            <text:p>0.708818899262501</text:p>
          </table:table-cell>
          <table:table-cell office:value-type="float" office:value="0.9380572" calcext:value-type="float">
            <text:p>0.938057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400266" calcext:value-type="float">
            <text:p>0.91400266</text:p>
          </table:table-cell>
          <table:table-cell office:value-type="float" office:value="0.7940668" calcext:value-type="float">
            <text:p>0.7940668</text:p>
          </table:table-cell>
          <table:table-cell office:value-type="float" office:value="0.320031311741908" calcext:value-type="float">
            <text:p>0.320031311741908</text:p>
          </table:table-cell>
          <table:table-cell office:value-type="float" office:value="0.7264808" calcext:value-type="float">
            <text:p>0.7264808</text:p>
          </table:table-cell>
          <table:table-cell office:value-type="float" office:value="0.95302683" calcext:value-type="float">
            <text:p>0.95302683</text:p>
          </table:table-cell>
          <table:table-cell office:value-type="float" office:value="0.9192188" calcext:value-type="float">
            <text:p>0.9192188</text:p>
          </table:table-cell>
          <table:table-cell office:value-type="float" office:value="0.280996471445216" calcext:value-type="float">
            <text:p>0.280996471445216</text:p>
          </table:table-cell>
          <table:table-cell office:value-type="float" office:value="0.95581317" calcext:value-type="float">
            <text:p>0.9558131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98811" calcext:value-type="float">
            <text:p>0.8698811</text:p>
          </table:table-cell>
          <table:table-cell office:value-type="float" office:value="0.6986776" calcext:value-type="float">
            <text:p>0.6986776</text:p>
          </table:table-cell>
          <table:table-cell office:value-type="float" office:value="0.440203981442055" calcext:value-type="float">
            <text:p>0.440203981442055</text:p>
          </table:table-cell>
          <table:table-cell office:value-type="float" office:value="0.7228577" calcext:value-type="float">
            <text:p>0.7228577</text:p>
          </table:table-cell>
          <table:table-cell office:value-type="float" office:value="0.93119025" calcext:value-type="float">
            <text:p>0.93119025</text:p>
          </table:table-cell>
          <table:table-cell office:value-type="float" office:value="0.88610244" calcext:value-type="float">
            <text:p>0.88610244</text:p>
          </table:table-cell>
          <table:table-cell office:value-type="float" office:value="0.421654054987306" calcext:value-type="float">
            <text:p>0.421654054987306</text:p>
          </table:table-cell>
          <table:table-cell office:value-type="float" office:value="0.9386639" calcext:value-type="float">
            <text:p>0.9386639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97358" calcext:value-type="float">
            <text:p>0.8997358</text:p>
          </table:table-cell>
          <table:table-cell office:value-type="float" office:value="0.72064865" calcext:value-type="float">
            <text:p>0.72064865</text:p>
          </table:table-cell>
          <table:table-cell office:value-type="float" office:value="0.45499006941265" calcext:value-type="float">
            <text:p>0.45499006941265</text:p>
          </table:table-cell>
          <table:table-cell office:value-type="float" office:value="0.7228286" calcext:value-type="float">
            <text:p>0.7228286</text:p>
          </table:table-cell>
          <table:table-cell office:value-type="float" office:value="0.94437253" calcext:value-type="float">
            <text:p>0.94437253</text:p>
          </table:table-cell>
          <table:table-cell office:value-type="float" office:value="0.9058024" calcext:value-type="float">
            <text:p>0.9058024</text:p>
          </table:table-cell>
          <table:table-cell office:value-type="float" office:value="0.390037439183611" calcext:value-type="float">
            <text:p>0.390037439183611</text:p>
          </table:table-cell>
          <table:table-cell office:value-type="float" office:value="0.9486886" calcext:value-type="float">
            <text:p>0.948688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75788045" calcext:value-type="float">
            <text:p>0.75788045</text:p>
          </table:table-cell>
          <table:table-cell office:value-type="float" office:value="0.608594708508828" calcext:value-type="float">
            <text:p>0.608594708508828</text:p>
          </table:table-cell>
          <table:table-cell office:value-type="float" office:value="0.7122347" calcext:value-type="float">
            <text:p>0.7122347</text:p>
          </table:table-cell>
          <table:table-cell office:value-type="float" office:value="0.9303292" calcext:value-type="float">
            <text:p>0.9303292</text:p>
          </table:table-cell>
          <table:table-cell office:value-type="float" office:value="0.906878" calcext:value-type="float">
            <text:p>0.906878</text:p>
          </table:table-cell>
          <table:table-cell office:value-type="float" office:value="0.437397800320577" calcext:value-type="float">
            <text:p>0.437397800320577</text:p>
          </table:table-cell>
          <table:table-cell office:value-type="float" office:value="0.9493847" calcext:value-type="float">
            <text:p>0.94938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46235" calcext:value-type="float">
            <text:p>0.9046235</text:p>
          </table:table-cell>
          <table:table-cell office:value-type="float" office:value="0.7304559" calcext:value-type="float">
            <text:p>0.7304559</text:p>
          </table:table-cell>
          <table:table-cell office:value-type="float" office:value="0.34247055393859" calcext:value-type="float">
            <text:p>0.34247055393859</text:p>
          </table:table-cell>
          <table:table-cell office:value-type="float" office:value="0.7100198" calcext:value-type="float">
            <text:p>0.7100198</text:p>
          </table:table-cell>
          <table:table-cell office:value-type="float" office:value="0.94845957" calcext:value-type="float">
            <text:p>0.94845957</text:p>
          </table:table-cell>
          <table:table-cell office:value-type="float" office:value="0.9103312" calcext:value-type="float">
            <text:p>0.9103312</text:p>
          </table:table-cell>
          <table:table-cell office:value-type="float" office:value="0.333285062712244" calcext:value-type="float">
            <text:p>0.333285062712244</text:p>
          </table:table-cell>
          <table:table-cell office:value-type="float" office:value="0.9511265" calcext:value-type="float">
            <text:p>0.951126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018495" calcext:value-type="float">
            <text:p>0.88018495</text:p>
          </table:table-cell>
          <table:table-cell office:value-type="float" office:value="0.673962" calcext:value-type="float">
            <text:p>0.673962</text:p>
          </table:table-cell>
          <table:table-cell office:value-type="float" office:value="0.423705806466043" calcext:value-type="float">
            <text:p>0.423705806466043</text:p>
          </table:table-cell>
          <table:table-cell office:value-type="float" office:value="0.70826924" calcext:value-type="float">
            <text:p>0.70826924</text:p>
          </table:table-cell>
          <table:table-cell office:value-type="float" office:value="0.9348311" calcext:value-type="float">
            <text:p>0.9348311</text:p>
          </table:table-cell>
          <table:table-cell office:value-type="float" office:value="0.87868667" calcext:value-type="float">
            <text:p>0.87868667</text:p>
          </table:table-cell>
          <table:table-cell office:value-type="float" office:value="0.443196228272241" calcext:value-type="float">
            <text:p>0.443196228272241</text:p>
          </table:table-cell>
          <table:table-cell office:value-type="float" office:value="0.9353925" calcext:value-type="float">
            <text:p>0.935392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64729" calcext:value-type="float">
            <text:p>0.9064729</text:p>
          </table:table-cell>
          <table:table-cell office:value-type="float" office:value="0.721763" calcext:value-type="float">
            <text:p>0.721763</text:p>
          </table:table-cell>
          <table:table-cell office:value-type="float" office:value="0.359576092528541" calcext:value-type="float">
            <text:p>0.359576092528541</text:p>
          </table:table-cell>
          <table:table-cell office:value-type="float" office:value="0.7053041" calcext:value-type="float">
            <text:p>0.7053041</text:p>
          </table:table-cell>
          <table:table-cell office:value-type="float" office:value="0.94839734" calcext:value-type="float">
            <text:p>0.94839734</text:p>
          </table:table-cell>
          <table:table-cell office:value-type="float" office:value="0.9073309" calcext:value-type="float">
            <text:p>0.9073309</text:p>
          </table:table-cell>
          <table:table-cell office:value-type="float" office:value="0.350769054913298" calcext:value-type="float">
            <text:p>0.350769054913298</text:p>
          </table:table-cell>
          <table:table-cell office:value-type="float" office:value="0.94949096" calcext:value-type="float">
            <text:p>0.9494909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21136" calcext:value-type="float">
            <text:p>0.9021136</text:p>
          </table:table-cell>
          <table:table-cell office:value-type="float" office:value="0.73901296" calcext:value-type="float">
            <text:p>0.73901296</text:p>
          </table:table-cell>
          <table:table-cell office:value-type="float" office:value="0.343456803295697" calcext:value-type="float">
            <text:p>0.343456803295697</text:p>
          </table:table-cell>
          <table:table-cell office:value-type="float" office:value="0.70241106" calcext:value-type="float">
            <text:p>0.70241106</text:p>
          </table:table-cell>
          <table:table-cell office:value-type="float" office:value="0.94737244" calcext:value-type="float">
            <text:p>0.94737244</text:p>
          </table:table-cell>
          <table:table-cell office:value-type="float" office:value="0.90840644" calcext:value-type="float">
            <text:p>0.90840644</text:p>
          </table:table-cell>
          <table:table-cell office:value-type="float" office:value="0.326085913098638" calcext:value-type="float">
            <text:p>0.326085913098638</text:p>
          </table:table-cell>
          <table:table-cell office:value-type="float" office:value="0.95014787" calcext:value-type="float">
            <text:p>0.9501478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982826" calcext:value-type="float">
            <text:p>0.88982826</text:p>
          </table:table-cell>
          <table:table-cell office:value-type="float" office:value="0.70772606" calcext:value-type="float">
            <text:p>0.70772606</text:p>
          </table:table-cell>
          <table:table-cell office:value-type="float" office:value="0.398683715685513" calcext:value-type="float">
            <text:p>0.398683715685513</text:p>
          </table:table-cell>
          <table:table-cell office:value-type="float" office:value="0.6980879" calcext:value-type="float">
            <text:p>0.6980879</text:p>
          </table:table-cell>
          <table:table-cell office:value-type="float" office:value="0.9389706" calcext:value-type="float">
            <text:p>0.9389706</text:p>
          </table:table-cell>
          <table:table-cell office:value-type="float" office:value="0.89527315" calcext:value-type="float">
            <text:p>0.89527315</text:p>
          </table:table-cell>
          <table:table-cell office:value-type="float" office:value="0.384686243886688" calcext:value-type="float">
            <text:p>0.384686243886688</text:p>
          </table:table-cell>
          <table:table-cell office:value-type="float" office:value="0.94352096" calcext:value-type="float">
            <text:p>0.9435209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321003" calcext:value-type="float">
            <text:p>0.91321003</text:p>
          </table:table-cell>
          <table:table-cell office:value-type="float" office:value="0.80207366" calcext:value-type="float">
            <text:p>0.80207366</text:p>
          </table:table-cell>
          <table:table-cell office:value-type="float" office:value="0.305049612881958" calcext:value-type="float">
            <text:p>0.305049612881958</text:p>
          </table:table-cell>
          <table:table-cell office:value-type="float" office:value="0.6960226" calcext:value-type="float">
            <text:p>0.6960226</text:p>
          </table:table-cell>
          <table:table-cell office:value-type="float" office:value="0.95197463" calcext:value-type="float">
            <text:p>0.95197463</text:p>
          </table:table-cell>
          <table:table-cell office:value-type="float" office:value="0.9210303" calcext:value-type="float">
            <text:p>0.9210303</text:p>
          </table:table-cell>
          <table:table-cell office:value-type="float" office:value="0.269284734118096" calcext:value-type="float">
            <text:p>0.269284734118096</text:p>
          </table:table-cell>
          <table:table-cell office:value-type="float" office:value="0.95674485" calcext:value-type="float">
            <text:p>0.9567448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17305" calcext:value-type="float">
            <text:p>0.8717305</text:p>
          </table:table-cell>
          <table:table-cell office:value-type="float" office:value="0.68591785" calcext:value-type="float">
            <text:p>0.68591785</text:p>
          </table:table-cell>
          <table:table-cell office:value-type="float" office:value="0.794251137869519" calcext:value-type="float">
            <text:p>0.794251137869519</text:p>
          </table:table-cell>
          <table:table-cell office:value-type="float" office:value="0.69345224" calcext:value-type="float">
            <text:p>0.69345224</text:p>
          </table:table-cell>
          <table:table-cell office:value-type="float" office:value="0.9320986" calcext:value-type="float">
            <text:p>0.9320986</text:p>
          </table:table-cell>
          <table:table-cell office:value-type="float" office:value="0.89249927" calcext:value-type="float">
            <text:p>0.89249927</text:p>
          </table:table-cell>
          <table:table-cell office:value-type="float" office:value="1.00182043271128" calcext:value-type="float">
            <text:p>1.00182043271128</text:p>
          </table:table-cell>
          <table:table-cell office:value-type="float" office:value="0.94215584" calcext:value-type="float">
            <text:p>0.9421558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7027948" calcext:value-type="float">
            <text:p>0.7027948</text:p>
          </table:table-cell>
          <table:table-cell office:value-type="float" office:value="0.415731398361677" calcext:value-type="float">
            <text:p>0.415731398361677</text:p>
          </table:table-cell>
          <table:table-cell office:value-type="float" office:value="0.6902428" calcext:value-type="float">
            <text:p>0.6902428</text:p>
          </table:table-cell>
          <table:table-cell office:value-type="float" office:value="0.92947084" calcext:value-type="float">
            <text:p>0.92947084</text:p>
          </table:table-cell>
          <table:table-cell office:value-type="float" office:value="0.90048116" calcext:value-type="float">
            <text:p>0.90048116</text:p>
          </table:table-cell>
          <table:table-cell office:value-type="float" office:value="0.413842421844328" calcext:value-type="float">
            <text:p>0.413842421844328</text:p>
          </table:table-cell>
          <table:table-cell office:value-type="float" office:value="0.94607896" calcext:value-type="float">
            <text:p>0.9460789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98811" calcext:value-type="float">
            <text:p>0.8698811</text:p>
          </table:table-cell>
          <table:table-cell office:value-type="float" office:value="0.6542742" calcext:value-type="float">
            <text:p>0.6542742</text:p>
          </table:table-cell>
          <table:table-cell office:value-type="float" office:value="0.516012614359156" calcext:value-type="float">
            <text:p>0.516012614359156</text:p>
          </table:table-cell>
          <table:table-cell office:value-type="float" office:value="0.6821983" calcext:value-type="float">
            <text:p>0.6821983</text:p>
          </table:table-cell>
          <table:table-cell office:value-type="float" office:value="0.92489547" calcext:value-type="float">
            <text:p>0.92489547</text:p>
          </table:table-cell>
          <table:table-cell office:value-type="float" office:value="0.8948203" calcext:value-type="float">
            <text:p>0.8948203</text:p>
          </table:table-cell>
          <table:table-cell office:value-type="float" office:value="0.46264334214061" calcext:value-type="float">
            <text:p>0.46264334214061</text:p>
          </table:table-cell>
          <table:table-cell office:value-type="float" office:value="0.9429207" calcext:value-type="float">
            <text:p>0.942920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471596" calcext:value-type="float">
            <text:p>0.89471596</text:p>
          </table:table-cell>
          <table:table-cell office:value-type="float" office:value="0.6921829" calcext:value-type="float">
            <text:p>0.6921829</text:p>
          </table:table-cell>
          <table:table-cell office:value-type="float" office:value="0.385112033613134" calcext:value-type="float">
            <text:p>0.385112033613134</text:p>
          </table:table-cell>
          <table:table-cell office:value-type="float" office:value="0.6807665" calcext:value-type="float">
            <text:p>0.6807665</text:p>
          </table:table-cell>
          <table:table-cell office:value-type="float" office:value="0.9431917" calcext:value-type="float">
            <text:p>0.9431917</text:p>
          </table:table-cell>
          <table:table-cell office:value-type="float" office:value="0.8906312" calcext:value-type="float">
            <text:p>0.8906312</text:p>
          </table:table-cell>
          <table:table-cell office:value-type="float" office:value="0.372391571918966" calcext:value-type="float">
            <text:p>0.372391571918966</text:p>
          </table:table-cell>
          <table:table-cell office:value-type="float" office:value="0.94085014" calcext:value-type="float">
            <text:p>0.9408501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58653" calcext:value-type="float">
            <text:p>0.8858653</text:p>
          </table:table-cell>
          <table:table-cell office:value-type="float" office:value="0.6809947" calcext:value-type="float">
            <text:p>0.6809947</text:p>
          </table:table-cell>
          <table:table-cell office:value-type="float" office:value="0.431879181921718" calcext:value-type="float">
            <text:p>0.431879181921718</text:p>
          </table:table-cell>
          <table:table-cell office:value-type="float" office:value="0.6799449" calcext:value-type="float">
            <text:p>0.6799449</text:p>
          </table:table-cell>
          <table:table-cell office:value-type="float" office:value="0.9377284" calcext:value-type="float">
            <text:p>0.9377284</text:p>
          </table:table-cell>
          <table:table-cell office:value-type="float" office:value="0.8943674" calcext:value-type="float">
            <text:p>0.8943674</text:p>
          </table:table-cell>
          <table:table-cell office:value-type="float" office:value="0.389408760221963" calcext:value-type="float">
            <text:p>0.389408760221963</text:p>
          </table:table-cell>
          <table:table-cell office:value-type="float" office:value="0.94289017" calcext:value-type="float">
            <text:p>0.9428901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6814606" calcext:value-type="float">
            <text:p>0.6814606</text:p>
          </table:table-cell>
          <table:table-cell office:value-type="float" office:value="0.474112632173843" calcext:value-type="float">
            <text:p>0.474112632173843</text:p>
          </table:table-cell>
          <table:table-cell office:value-type="float" office:value="0.67695844" calcext:value-type="float">
            <text:p>0.67695844</text:p>
          </table:table-cell>
          <table:table-cell office:value-type="float" office:value="0.93078595" calcext:value-type="float">
            <text:p>0.93078595</text:p>
          </table:table-cell>
          <table:table-cell office:value-type="float" office:value="0.8821398" calcext:value-type="float">
            <text:p>0.8821398</text:p>
          </table:table-cell>
          <table:table-cell office:value-type="float" office:value="0.506990796575592" calcext:value-type="float">
            <text:p>0.506990796575592</text:p>
          </table:table-cell>
          <table:table-cell office:value-type="float" office:value="0.9365996" calcext:value-type="float">
            <text:p>0.936599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0.72932506" calcext:value-type="float">
            <text:p>0.72932506</text:p>
          </table:table-cell>
          <table:table-cell office:value-type="float" office:value="0.392241873191559" calcext:value-type="float">
            <text:p>0.392241873191559</text:p>
          </table:table-cell>
          <table:table-cell office:value-type="float" office:value="0.67580676" calcext:value-type="float">
            <text:p>0.67580676</text:p>
          </table:table-cell>
          <table:table-cell office:value-type="float" office:value="0.9455943" calcext:value-type="float">
            <text:p>0.9455943</text:p>
          </table:table-cell>
          <table:table-cell office:value-type="float" office:value="0.90761393" calcext:value-type="float">
            <text:p>0.90761393</text:p>
          </table:table-cell>
          <table:table-cell office:value-type="float" office:value="0.349814310176427" calcext:value-type="float">
            <text:p>0.349814310176427</text:p>
          </table:table-cell>
          <table:table-cell office:value-type="float" office:value="0.9496677" calcext:value-type="float">
            <text:p>0.949667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56407" calcext:value-type="float">
            <text:p>0.8956407</text:p>
          </table:table-cell>
          <table:table-cell office:value-type="float" office:value="0.68587255" calcext:value-type="float">
            <text:p>0.68587255</text:p>
          </table:table-cell>
          <table:table-cell office:value-type="float" office:value="0.38346990167386" calcext:value-type="float">
            <text:p>0.38346990167386</text:p>
          </table:table-cell>
          <table:table-cell office:value-type="float" office:value="0.66001326" calcext:value-type="float">
            <text:p>0.66001326</text:p>
          </table:table-cell>
          <table:table-cell office:value-type="float" office:value="0.94324243" calcext:value-type="float">
            <text:p>0.94324243</text:p>
          </table:table-cell>
          <table:table-cell office:value-type="float" office:value="0.8909708" calcext:value-type="float">
            <text:p>0.8909708</text:p>
          </table:table-cell>
          <table:table-cell office:value-type="float" office:value="0.369930237455743" calcext:value-type="float">
            <text:p>0.369930237455743</text:p>
          </table:table-cell>
          <table:table-cell office:value-type="float" office:value="0.9407508" calcext:value-type="float">
            <text:p>0.9407508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68378276" calcext:value-type="float">
            <text:p>0.68378276</text:p>
          </table:table-cell>
          <table:table-cell office:value-type="float" office:value="0.524240524560961" calcext:value-type="float">
            <text:p>0.524240524560961</text:p>
          </table:table-cell>
          <table:table-cell office:value-type="float" office:value="0.65136373" calcext:value-type="float">
            <text:p>0.65136373</text:p>
          </table:table-cell>
          <table:table-cell office:value-type="float" office:value="0.93076676" calcext:value-type="float">
            <text:p>0.93076676</text:p>
          </table:table-cell>
          <table:table-cell office:value-type="float" office:value="0.888197" calcext:value-type="float">
            <text:p>0.888197</text:p>
          </table:table-cell>
          <table:table-cell office:value-type="float" office:value="0.460720227379115" calcext:value-type="float">
            <text:p>0.460720227379115</text:p>
          </table:table-cell>
          <table:table-cell office:value-type="float" office:value="0.93992203" calcext:value-type="float">
            <text:p>0.9399220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6787217" calcext:value-type="float">
            <text:p>0.6787217</text:p>
          </table:table-cell>
          <table:table-cell office:value-type="float" office:value="0.542701854731007" calcext:value-type="float">
            <text:p>0.542701854731007</text:p>
          </table:table-cell>
          <table:table-cell office:value-type="float" office:value="0.6349999" calcext:value-type="float">
            <text:p>0.6349999</text:p>
          </table:table-cell>
          <table:table-cell office:value-type="float" office:value="0.92664385" calcext:value-type="float">
            <text:p>0.92664385</text:p>
          </table:table-cell>
          <table:table-cell office:value-type="float" office:value="0.8880272" calcext:value-type="float">
            <text:p>0.8880272</text:p>
          </table:table-cell>
          <table:table-cell office:value-type="float" office:value="0.485812102747881" calcext:value-type="float">
            <text:p>0.485812102747881</text:p>
          </table:table-cell>
          <table:table-cell office:value-type="float" office:value="0.938932" calcext:value-type="float">
            <text:p>0.93893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53369" calcext:value-type="float">
            <text:p>0.8853369</text:p>
          </table:table-cell>
          <table:table-cell office:value-type="float" office:value="0.6809098" calcext:value-type="float">
            <text:p>0.6809098</text:p>
          </table:table-cell>
          <table:table-cell office:value-type="float" office:value="0.452264423453824" calcext:value-type="float">
            <text:p>0.452264423453824</text:p>
          </table:table-cell>
          <table:table-cell office:value-type="float" office:value="0.6347923" calcext:value-type="float">
            <text:p>0.6347923</text:p>
          </table:table-cell>
          <table:table-cell office:value-type="float" office:value="0.93827426" calcext:value-type="float">
            <text:p>0.93827426</text:p>
          </table:table-cell>
          <table:table-cell office:value-type="float" office:value="0.89510334" calcext:value-type="float">
            <text:p>0.89510334</text:p>
          </table:table-cell>
          <table:table-cell office:value-type="float" office:value="0.413263192055011" calcext:value-type="float">
            <text:p>0.413263192055011</text:p>
          </table:table-cell>
          <table:table-cell office:value-type="float" office:value="0.9432704" calcext:value-type="float">
            <text:p>0.943270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269484" calcext:value-type="float">
            <text:p>0.88269484</text:p>
          </table:table-cell>
          <table:table-cell office:value-type="float" office:value="0.67715305" calcext:value-type="float">
            <text:p>0.67715305</text:p>
          </table:table-cell>
          <table:table-cell office:value-type="float" office:value="0.415466485203021" calcext:value-type="float">
            <text:p>0.415466485203021</text:p>
          </table:table-cell>
          <table:table-cell office:value-type="float" office:value="0.6347914" calcext:value-type="float">
            <text:p>0.6347914</text:p>
          </table:table-cell>
          <table:table-cell office:value-type="float" office:value="0.936568" calcext:value-type="float">
            <text:p>0.936568</text:p>
          </table:table-cell>
          <table:table-cell office:value-type="float" office:value="0.89425415" calcext:value-type="float">
            <text:p>0.89425415</text:p>
          </table:table-cell>
          <table:table-cell office:value-type="float" office:value="0.393652510337643" calcext:value-type="float">
            <text:p>0.393652510337643</text:p>
          </table:table-cell>
          <table:table-cell office:value-type="float" office:value="0.9424655" calcext:value-type="float">
            <text:p>0.942465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61029845" calcext:value-type="float">
            <text:p>0.61029845</text:p>
          </table:table-cell>
          <table:table-cell office:value-type="float" office:value="1.30789590401568" calcext:value-type="float">
            <text:p>1.30789590401568</text:p>
          </table:table-cell>
          <table:table-cell office:value-type="float" office:value="0.6270517" calcext:value-type="float">
            <text:p>0.6270517</text:p>
          </table:table-cell>
          <table:table-cell office:value-type="float" office:value="0.92988396" calcext:value-type="float">
            <text:p>0.92988396</text:p>
          </table:table-cell>
          <table:table-cell office:value-type="float" office:value="0.85666573" calcext:value-type="float">
            <text:p>0.85666573</text:p>
          </table:table-cell>
          <table:table-cell office:value-type="float" office:value="0.645426702168721" calcext:value-type="float">
            <text:p>0.645426702168721</text:p>
          </table:table-cell>
          <table:table-cell office:value-type="float" office:value="0.90895694" calcext:value-type="float">
            <text:p>0.9089569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6643377" calcext:value-type="float">
            <text:p>0.6643377</text:p>
          </table:table-cell>
          <table:table-cell office:value-type="float" office:value="0.541449559569516" calcext:value-type="float">
            <text:p>0.541449559569516</text:p>
          </table:table-cell>
          <table:table-cell office:value-type="float" office:value="0.6120184" calcext:value-type="float">
            <text:p>0.6120184</text:p>
          </table:table-cell>
          <table:table-cell office:value-type="float" office:value="0.928106" calcext:value-type="float">
            <text:p>0.928106</text:p>
          </table:table-cell>
          <table:table-cell office:value-type="float" office:value="0.8925559" calcext:value-type="float">
            <text:p>0.8925559</text:p>
          </table:table-cell>
          <table:table-cell office:value-type="float" office:value="0.4412977476313" calcext:value-type="float">
            <text:p>0.4412977476313</text:p>
          </table:table-cell>
          <table:table-cell office:value-type="float" office:value="0.941923" calcext:value-type="float">
            <text:p>0.94192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78864" calcext:value-type="float">
            <text:p>0.7978864</text:p>
          </table:table-cell>
          <table:table-cell office:value-type="float" office:value="0.7138192" calcext:value-type="float">
            <text:p>0.7138192</text:p>
          </table:table-cell>
          <table:table-cell office:value-type="float" office:value="0.662233158414556" calcext:value-type="float">
            <text:p>0.662233158414556</text:p>
          </table:table-cell>
          <table:table-cell office:value-type="float" office:value="0.5151145" calcext:value-type="float">
            <text:p>0.5151145</text:p>
          </table:table-cell>
          <table:table-cell office:value-type="float" office:value="0.883241" calcext:value-type="float">
            <text:p>0.883241</text:p>
          </table:table-cell>
          <table:table-cell office:value-type="float" office:value="0.900368" calcext:value-type="float">
            <text:p>0.900368</text:p>
          </table:table-cell>
          <table:table-cell office:value-type="float" office:value="0.391307503322417" calcext:value-type="float">
            <text:p>0.391307503322417</text:p>
          </table:table-cell>
          <table:table-cell office:value-type="float" office:value="0.94583076" calcext:value-type="float">
            <text:p>0.9458307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5002493" calcext:value-type="float">
            <text:p>0.5002493</text:p>
          </table:table-cell>
          <table:table-cell office:value-type="float" office:value="0.389270697827383" calcext:value-type="float">
            <text:p>0.389270697827383</text:p>
          </table:table-cell>
          <table:table-cell office:value-type="float" office:value="0.5" calcext:value-type="float">
            <text:p>0.5</text:p>
          </table:table-cell>
          <table:table-cell office:value-type="float" office:value="0.92853016" calcext:value-type="float">
            <text:p>0.92853016</text:p>
          </table:table-cell>
          <table:table-cell office:value-type="float" office:value="0.8779507" calcext:value-type="float">
            <text:p>0.8779507</text:p>
          </table:table-cell>
          <table:table-cell office:value-type="float" office:value="0.371486908150165" calcext:value-type="float">
            <text:p>0.371486908150165</text:p>
          </table:table-cell>
          <table:table-cell office:value-type="float" office:value="0.9352767" calcext:value-type="float">
            <text:p>0.935276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501379" calcext:value-type="float">
            <text:p>0.501379</text:p>
          </table:table-cell>
          <table:table-cell office:value-type="float" office:value="0.389265785129099" calcext:value-type="float">
            <text:p>0.389265785129099</text:p>
          </table:table-cell>
          <table:table-cell office:value-type="float" office:value="0.5" calcext:value-type="float">
            <text:p>0.5</text:p>
          </table:table-cell>
          <table:table-cell office:value-type="float" office:value="0.9290097" calcext:value-type="float">
            <text:p>0.9290097</text:p>
          </table:table-cell>
          <table:table-cell office:value-type="float" office:value="0.8779507" calcext:value-type="float">
            <text:p>0.8779507</text:p>
          </table:table-cell>
          <table:table-cell office:value-type="float" office:value="0.371468772682022" calcext:value-type="float">
            <text:p>0.371468772682022</text:p>
          </table:table-cell>
          <table:table-cell office:value-type="float" office:value="0.9352767" calcext:value-type="float">
            <text:p>0.935276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50028926" calcext:value-type="float">
            <text:p>0.50028926</text:p>
          </table:table-cell>
          <table:table-cell office:value-type="float" office:value="0.389120321647022" calcext:value-type="float">
            <text:p>0.389120321647022</text:p>
          </table:table-cell>
          <table:table-cell office:value-type="float" office:value="0.5" calcext:value-type="float">
            <text:p>0.5</text:p>
          </table:table-cell>
          <table:table-cell office:value-type="float" office:value="0.9307651" calcext:value-type="float">
            <text:p>0.9307651</text:p>
          </table:table-cell>
          <table:table-cell office:value-type="float" office:value="0.8779507" calcext:value-type="float">
            <text:p>0.8779507</text:p>
          </table:table-cell>
          <table:table-cell office:value-type="float" office:value="0.371463509025028" calcext:value-type="float">
            <text:p>0.371463509025028</text:p>
          </table:table-cell>
          <table:table-cell office:value-type="float" office:value="0.9352767" calcext:value-type="float">
            <text:p>0.935276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5002462" calcext:value-type="float">
            <text:p>0.5002462</text:p>
          </table:table-cell>
          <table:table-cell office:value-type="float" office:value="0.388964987454673" calcext:value-type="float">
            <text:p>0.388964987454673</text:p>
          </table:table-cell>
          <table:table-cell office:value-type="float" office:value="0.5" calcext:value-type="float">
            <text:p>0.5</text:p>
          </table:table-cell>
          <table:table-cell office:value-type="float" office:value="0.929" calcext:value-type="float">
            <text:p>0.929</text:p>
          </table:table-cell>
          <table:table-cell office:value-type="float" office:value="0.8779507" calcext:value-type="float">
            <text:p>0.8779507</text:p>
          </table:table-cell>
          <table:table-cell office:value-type="float" office:value="0.371413179566494" calcext:value-type="float">
            <text:p>0.371413179566494</text:p>
          </table:table-cell>
          <table:table-cell office:value-type="float" office:value="0.9352767" calcext:value-type="float">
            <text:p>0.935276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49916035" calcext:value-type="float">
            <text:p>0.49916035</text:p>
          </table:table-cell>
          <table:table-cell office:value-type="float" office:value="0.389253272405546" calcext:value-type="float">
            <text:p>0.389253272405546</text:p>
          </table:table-cell>
          <table:table-cell office:value-type="float" office:value="0.49946114" calcext:value-type="float">
            <text:p>0.49946114</text:p>
          </table:table-cell>
          <table:table-cell office:value-type="float" office:value="0.92605156" calcext:value-type="float">
            <text:p>0.92605156</text:p>
          </table:table-cell>
          <table:table-cell office:value-type="float" office:value="0.8779507" calcext:value-type="float">
            <text:p>0.8779507</text:p>
          </table:table-cell>
          <table:table-cell office:value-type="float" office:value="0.371431595588115" calcext:value-type="float">
            <text:p>0.371431595588115</text:p>
          </table:table-cell>
          <table:table-cell office:value-type="float" office:value="0.9352767" calcext:value-type="float">
            <text:p>0.935276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9564" calcext:value-type="float">
            <text:p>0.8689564</text:p>
          </table:table-cell>
          <table:table-cell office:value-type="float" office:value="0.50069636" calcext:value-type="float">
            <text:p>0.50069636</text:p>
          </table:table-cell>
          <table:table-cell office:value-type="float" office:value="0.389438146230724" calcext:value-type="float">
            <text:p>0.389438146230724</text:p>
          </table:table-cell>
          <table:table-cell office:value-type="float" office:value="0.49202284" calcext:value-type="float">
            <text:p>0.49202284</text:p>
          </table:table-cell>
          <table:table-cell office:value-type="float" office:value="0.9324143" calcext:value-type="float">
            <text:p>0.9324143</text:p>
          </table:table-cell>
          <table:table-cell office:value-type="float" office:value="0.8779507" calcext:value-type="float">
            <text:p>0.8779507</text:p>
          </table:table-cell>
          <table:table-cell office:value-type="float" office:value="0.371451406144165" calcext:value-type="float">
            <text:p>0.371451406144165</text:p>
          </table:table-cell>
          <table:table-cell office:value-type="float" office:value="0.9352767" calcext:value-type="float">
            <text:p>0.935276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'061219132139'.A1:'061219132139'.Y97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3:45:11.385153391</dc:date>
    <meta:editing-duration>PT5M26S</meta:editing-duration>
    <meta:editing-cycles>1</meta:editing-cycles>
    <meta:document-statistic meta:table-count="1" meta:cell-count="2425" meta:object-count="0"/>
    <meta:generator>LibreOffice/6.2.4.2$Linux_X86_64 LibreOffice_project/2412653d852ce75f65fbfa83fb7e7b669a126d64</meta:generator>
  </office:meta>
</office:document-meta>
</file>